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4.399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5.11cm"/>
    </style:style>
    <style:style style:name="co9" style:family="table-column">
      <style:table-column-properties fo:break-before="auto" style:column-width="6.2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6.283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3.727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4.763cm"/>
    </style:style>
    <style:style style:name="co19" style:family="table-column">
      <style:table-column-properties fo:break-before="auto" style:column-width="1.603cm"/>
    </style:style>
    <style:style style:name="co20" style:family="table-column">
      <style:table-column-properties fo:break-before="auto" style:column-width="4.817cm"/>
    </style:style>
    <style:style style:name="co21" style:family="table-column">
      <style:table-column-properties fo:break-before="auto" style:column-width="4.734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0.526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1.861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0.74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1.85cm"/>
    </style:style>
    <style:style style:name="co33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2.477cm"/>
    </style:style>
    <style:style style:name="co35" style:family="table-column">
      <style:table-column-properties fo:break-before="auto" style:column-width="2.72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2.432cm"/>
    </style:style>
    <style:style style:name="co38" style:family="table-column">
      <style:table-column-properties fo:break-before="auto" style:column-width="1.513cm"/>
    </style:style>
    <style:style style:name="co39" style:family="table-column">
      <style:table-column-properties fo:break-before="auto" style:column-width="6.653cm"/>
    </style:style>
    <style:style style:name="co40" style:family="table-column">
      <style:table-column-properties fo:break-before="auto" style:column-width="4.203cm"/>
    </style:style>
    <style:style style:name="co41" style:family="table-column">
      <style:table-column-properties fo:break-before="auto" style:column-width="3.21cm"/>
    </style:style>
    <style:style style:name="co42" style:family="table-column">
      <style:table-column-properties fo:break-before="auto" style:column-width="3.353cm"/>
    </style:style>
    <style:style style:name="co43" style:family="table-column">
      <style:table-column-properties fo:break-before="auto" style:column-width="0.697cm"/>
    </style:style>
    <style:style style:name="co44" style:family="table-column">
      <style:table-column-properties fo:break-before="auto" style:column-width="2.951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protected formula-hidden" style:print-content="true"/>
      <style:text-properties style:font-name="Comic Sans MS" fo:font-weight="bold" style:font-weight-asian="bold" style:font-weight-complex="bold"/>
    </style:style>
    <style:style style:name="ce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6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9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7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68" style:family="table-cell" style:parent-style-name="Default">
      <style:table-cell-properties style:cell-protect="hidden-and-protected" style:print-content="true"/>
    </style:style>
    <style:style style:name="ce214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9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8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81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8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285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287" style:family="table-cell" style:parent-style-name="Default">
      <style:table-cell-properties style:cell-protect="protected" style:print-content="true"/>
      <style:text-properties style:font-name="Times New Roman"/>
    </style:style>
    <style:style style:name="ce22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89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0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1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2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3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2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5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8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4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301" style:family="table-cell" style:parent-style-name="Default" style:data-style-name="N15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302" style:family="table-cell" style:parent-style-name="Default">
      <style:table-cell-properties style:cell-protect="protected" style:print-content="true"/>
    </style:style>
    <style:style style:name="ce30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6600" style:font-weight-asian="bold" style:font-weight-complex="bold"/>
    </style:style>
    <style:style style:name="T8" style:family="text">
      <style:text-properties fo:color="#000000" style:font-weight-asian="normal" style:font-weight-complex="normal"/>
    </style:style>
  </office:automatic-styles>
  <office:body>
    <office:spreadsheet>
      <table:table table:name="Aide" table:style-name="ta1" table:protected="true" table:protection-key="x+pKL5Bx6EyUx1FdlsEu0khqe8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5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7cm" svg:x2="9cm" svg:y2="20.719cm">
              <text:p/>
            </draw:line>
            <draw:line draw:style-name="gr3" draw:text-style-name="P3" svg:x1="20.619cm" svg:y1="18.896cm" svg:x2="15.5cm" svg:y2="20.815cm">
              <text:p/>
            </draw:line>
          </draw:g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8"/>
          <table:covered-table-cell table:style-name="ce63"/>
          <table:covered-table-cell table:number-columns-repeated="5" table:style-name="ce6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48"/>
          <table:table-cell table:style-name="ce63"/>
          <table:table-cell table:style-name="ce6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7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covered-table-cell table:style-name="ce7"/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35" office:value-type="string" calcext:value-type="string">
            <text:p>VERSION DE LIBREOFFICE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34" office:value-type="string" calcext:value-type="string">
            <text:p>Ne pas utiliser la version pour un passionné de technologie 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49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office:value-type="string" calcext:value-type="string">
            <text:p>Après la première activation :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office:value-type="string" calcext:value-type="string">
            <text:p>fermer le fichier puis le rouvrir.</text:p>
          </table:table-cell>
          <table:table-cell table:style-name="ce49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2"/>
          <table:table-cell table:number-columns-repeated="1014"/>
        </table:table-row>
        <table:table-row table:style-name="ro5">
          <table:table-cell table:style-name="ce8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5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5">
          <table:table-cell table:style-name="ce16"/>
          <table:table-cell table:style-name="ce43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193cm" table:end-y="0.196cm" draw:z-index="2" draw:style-name="gr4" draw:text-style-name="P4" svg:width="3.395cm" svg:height="0.988cm" svg:x="1.314cm" svg:y="0.268cm" draw:control="control3"/>
          </table:table-cell>
          <table:table-cell table:number-columns-repeated="2"/>
          <table:table-cell>
            <draw:control table:end-cell-address="Aide.F26" table:end-x="1.505cm" table:end-y="0.238cm" draw:z-index="3" draw:style-name="gr4" draw:text-style-name="P4" svg:width="3.495cm" svg:height="1.03cm" svg:x="0.269cm" svg:y="0.268cm" draw:control="control4"/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Si <text:s/>les boutons</text:p>
          </table:table-cell>
          <table:table-cell table:style-name="ce20" table:number-columns-repeated="2"/>
          <table:table-cell table:style-name="ce58" office:value-type="string" calcext:value-type="string">
            <text:p>et/ou</text:p>
          </table:table-cell>
          <table:table-cell table:style-name="ce20" table:number-columns-repeated="2"/>
          <table:table-cell table:style-name="ce20" office:value-type="string" calcext:value-type="string">
            <text:p>ne fonctionnent pas.</text:p>
          </table:table-cell>
          <table:table-cell table:style-name="ce20" table:number-columns-repeated="1015"/>
          <table:table-cell table:style-name="ce24" table:number-columns-repeated="2"/>
        </table:table-row>
        <table:table-row table:style-name="ro5">
          <table:table-cell table:style-name="ce22"/>
          <table:table-cell table:style-name="ce20" table:number-columns-repeated="1021"/>
          <table:table-cell table:style-name="ce24" table:number-columns-repeated="2"/>
        </table:table-row>
        <table:table-row table:style-name="ro5">
          <table:table-cell table:style-name="ce24"/>
          <table:table-cell table:style-name="ce20" table:number-columns-repeated="1021"/>
          <table:table-cell table:style-name="ce24" table:number-columns-repeated="2"/>
        </table:table-row>
        <table:table-row table:style-name="ro6">
          <table:table-cell table:style-name="ce20"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style-name="ce20" table:number-columns-repeated="1021"/>
          <table:table-cell table:style-name="ce24" table:number-columns-repeated="2"/>
        </table:table-row>
        <table:table-row table:style-name="ro5" table:number-rows-repeated="3">
          <table:table-cell table:style-name="ce20" table:number-columns-repeated="1022"/>
          <table:table-cell table:style-name="ce24" table:number-columns-repeated="2"/>
        </table:table-row>
        <table:table-row table:style-name="ro5">
          <table:table-cell table:style-name="ce22"/>
          <table:table-cell table:style-name="ce20" table:number-columns-repeated="1021"/>
          <table:table-cell table:style-name="ce24" table:number-columns-repeated="2"/>
        </table:table-row>
        <table:table-row table:style-name="ro5">
          <table:table-cell table:style-name="ce28"/>
          <table:table-cell table:style-name="ce20" table:number-columns-repeated="1021"/>
          <table:table-cell table:style-name="ce24" table:number-columns-repeated="2"/>
        </table:table-row>
        <table:table-row table:style-name="ro6">
          <table:table-cell table:style-name="ce33"/>
          <table:table-cell table:style-name="ce20"/>
          <table:table-cell table:style-name="ce20" office:value-type="string" calcext:value-type="string">
            <text:p>Cliquer sur <text:span text:style-name="T7">Mode conception </text:span><text:span text:style-name="T8">puis fermer cette barre d’outils</text:span></text:p>
          </table:table-cell>
          <table:table-cell table:style-name="ce20" table:number-columns-repeated="1019"/>
          <table:table-cell table:style-name="ce24" table:number-columns-repeated="2"/>
        </table:table-row>
        <table:table-row table:style-name="ro5">
          <table:table-cell table:style-name="ce20" table:number-columns-repeated="1022"/>
          <table:table-cell table:style-name="ce24" table:number-columns-repeated="2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style-name="ce20" table:number-columns-repeated="1016"/>
          <table:table-cell table:style-name="ce24" table:number-columns-repeated="2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style-name="ce20" table:number-columns-repeated="1016"/>
          <table:table-cell table:style-name="ce24" table:number-columns-repeated="2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style-name="ce20" table:number-columns-repeated="1016"/>
          <table:table-cell table:style-name="ce24" table:number-columns-repeated="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n &lt;=&gt; Dec" table:style-name="ta2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30.508cm" svg:y="16cm" draw:control="control5"/>
          <draw:control draw:z-index="1" draw:style-name="gr4" draw:text-style-name="P1" svg:width="4.5cm" svg:height="1.5cm" svg:x="35.792cm" svg:y="16cm" draw:control="control6"/>
          <draw:control draw:z-index="2" draw:style-name="gr1" draw:text-style-name="P1" svg:width="4.247cm" svg:height="1.5cm" svg:x="0.523cm" svg:y="16cm" draw:control="control7"/>
          <draw:control draw:z-index="3" draw:style-name="gr1" draw:text-style-name="P1" svg:width="11.496cm" svg:height="1.5cm" svg:x="5.517cm" svg:y="16.011cm" draw:control="control8"/>
        </table:shapes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2" table:default-cell-style-name="ce85"/>
        <table:table-column table:style-name="co7" table:default-cell-style-name="ce85"/>
        <table:table-column table:style-name="co8" table:default-cell-style-name="ce85"/>
        <table:table-column table:style-name="co5" table:default-cell-style-name="ce85"/>
        <table:table-column table:style-name="co9" table:default-cell-style-name="ce85"/>
        <table:table-column table:style-name="co10" table:default-cell-style-name="ce85"/>
        <table:table-column table:style-name="co1" table:default-cell-style-name="ce85"/>
        <table:table-column table:style-name="co11" table:number-columns-repeated="3" table:default-cell-style-name="ce85"/>
        <table:table-column table:style-name="co1" table:number-columns-repeated="49" table:default-cell-style-name="ce85"/>
        <table:table-row table:style-name="ro7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53"/>
        </table:table-row>
        <table:table-row table:style-name="ro7">
          <table:covered-table-cell table:style-name="ce50"/>
          <table:covered-table-cell table:style-name="ce76"/>
          <table:covered-table-cell table:style-name="ce79"/>
          <table:covered-table-cell table:number-columns-repeated="5" table:style-name="ce93"/>
          <table:covered-table-cell table:number-columns-repeated="2" table:style-name="Default"/>
          <table:table-cell table:style-name="ce55"/>
          <table:table-cell table:number-columns-repeated="53"/>
        </table:table-row>
        <table:table-row table:style-name="ro7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Binaire</text:p>
          </table:table-cell>
          <table:table-cell table:style-name="ce79" office:value-type="string" calcext:value-type="string">
            <text:p>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Décimal</text:p>
          </table:table-cell>
          <table:table-cell table:style-name="ce79" office:value-type="string" calcext:value-type="string">
            <text:p>Binaire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100 0011" calcext:value-type="string">
            <text:p>0100 0011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73" calcext:value-type="float">
            <text:p>73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51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11 0100" calcext:value-type="string">
            <text:p>0011 0100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84" calcext:value-type="float">
            <text:p>184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>
            <text:p/>
          </table:table-cell>
          <table:table-cell table:style-name="ce92"/>
          <table:table-cell table:number-columns-repeated="5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010 0101" calcext:value-type="string">
            <text:p>0010 0101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43" calcext:value-type="float">
            <text:p>243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>
            <text:p/>
          </table:table-cell>
          <table:table-cell table:style-name="Default"/>
          <table:table-cell table:number-columns-repeated="5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1110 1111" calcext:value-type="string">
            <text:p>1110 1111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12" calcext:value-type="float">
            <text:p>12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101 1100" calcext:value-type="string">
            <text:p>1101 1100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56" calcext:value-type="float">
            <text:p>56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00 0010" calcext:value-type="string">
            <text:p>0000 001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19" calcext:value-type="float">
            <text:p>119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11 1111" calcext:value-type="string">
            <text:p>0111 1111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95" calcext:value-type="float">
            <text:p>95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001 0001" calcext:value-type="string">
            <text:p>1001 0001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7" calcext:value-type="float">
            <text:p>7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0101 0010" calcext:value-type="string">
            <text:p>0101 0010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91" calcext:value-type="float">
            <text:p>191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1101 1110" calcext:value-type="string">
            <text:p>1101 1110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158" calcext:value-type="float">
            <text:p>158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>
            <text:p/>
          </table:table-cell>
          <table:table-cell table:style-name="ce56"/>
          <table:table-cell table:number-columns-repeated="53"/>
        </table:table-row>
        <table:table-row table:style-name="ro7">
          <table:table-cell table:style-name="ce83" table:number-columns-repeated="2"/>
          <table:table-cell table:style-name="Default" table:number-columns-repeated="2"/>
          <table:table-cell table:style-name="ce83" table:number-columns-repeated="6"/>
          <table:table-cell table:number-columns-repeated="54"/>
        </table:table-row>
        <table:table-row table:style-name="ro7">
          <table:table-cell table:style-name="ce83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5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54"/>
        </table:table-row>
        <table:table-row table:style-name="ro7">
          <table:table-cell table:style-name="ce83" table:number-columns-repeated="2"/>
          <table:table-cell table:number-columns-repeated="62"/>
        </table:table-row>
        <table:table-row table:style-name="ro7">
          <table:table-cell table:style-name="ce83" table:number-columns-repeated="2"/>
          <table:table-cell/>
          <table:table-cell table:style-name="ce77"/>
          <table:table-cell table:number-columns-repeated="60"/>
        </table:table-row>
        <table:table-row table:style-name="ro7" table:number-rows-repeated="2">
          <table:table-cell table:style-name="ce83" table:number-columns-repeated="2"/>
          <table:table-cell table:number-columns-repeated="62"/>
        </table:table-row>
        <table:table-row table:style-name="ro7">
          <table:table-cell table:style-name="ce83" table:number-columns-repeated="2"/>
          <table:table-cell table:style-name="Default" table:number-columns-repeated="2"/>
          <table:table-cell table:number-columns-repeated="60"/>
        </table:table-row>
        <table:table-row table:style-name="ro7" table:number-rows-repeated="2">
          <table:table-cell table:style-name="ce83" table:number-columns-repeated="2"/>
          <table:table-cell table:number-columns-repeated="62"/>
        </table:table-row>
        <table:table-row table:style-name="ro7">
          <table:table-cell table:style-name="ce83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83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3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8.009cm" svg:y="16cm" draw:control="control9"/>
          <draw:control draw:z-index="1" draw:style-name="gr4" draw:text-style-name="P1" svg:width="5.99cm" svg:height="1.5cm" svg:x="34.795cm" svg:y="16cm" draw:control="control10"/>
          <draw:control draw:z-index="2" draw:style-name="gr1" draw:text-style-name="P1" svg:width="4.247cm" svg:height="1.5cm" svg:x="0.5cm" svg:y="16cm" draw:control="control11"/>
          <draw:control draw:z-index="3" draw:style-name="gr1" draw:text-style-name="P1" svg:width="11.496cm" svg:height="1.5cm" svg:x="5.5cm" svg:y="16cm" draw:control="control12"/>
        </table:shapes>
        <table:table-column table:style-name="co2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2" table:default-cell-style-name="ce85"/>
        <table:table-column table:style-name="co16" table:default-cell-style-name="ce85"/>
        <table:table-column table:style-name="co17" table:default-cell-style-name="ce85"/>
        <table:table-column table:style-name="co14" table:default-cell-style-name="ce85"/>
        <table:table-column table:style-name="co15" table:default-cell-style-name="ce85"/>
        <table:table-column table:style-name="co18" table:default-cell-style-name="ce85"/>
        <table:table-column table:style-name="co1" table:number-columns-repeated="1013" table:default-cell-style-name="ce85"/>
        <table:table-row table:style-name="ro7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76"/>
          <table:covered-table-cell table:style-name="ce79"/>
          <table:covered-table-cell table:number-columns-repeated="7" table:style-name="ce93"/>
          <table:table-cell table:style-name="ce55"/>
          <table:table-cell table:number-columns-repeated="1013"/>
        </table:table-row>
        <table:table-row table:style-name="ro7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Hexadécimal</text:p>
          </table:table-cell>
          <table:table-cell table:style-name="ce79" office:value-type="string" calcext:value-type="string">
            <text:p>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Décimal</text:p>
          </table:table-cell>
          <table:table-cell table:style-name="ce79" office:value-type="string" calcext:value-type="string">
            <text:p>Hexa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5B" calcext:value-type="string">
            <text:p>5B</text:p>
          </table:table-cell>
          <table:table-cell table:style-name="ce174"/>
          <table:table-cell table:style-name="ce164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71" table:formula="of:=IF(AND([.$C$24];[.$D$24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08" calcext:value-type="float">
            <text:p>108</text:p>
          </table:table-cell>
          <table:table-cell table:style-name="ce133"/>
          <table:table-cell table:style-name="ce164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71" table:formula="of:=IF(AND([.$C$24];[.$D$24]);INDEX([$Données.R$1:$Données.R$1048576];[$Données.S14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1A" calcext:value-type="string">
            <text:p>1A</text:p>
          </table:table-cell>
          <table:table-cell table:style-name="ce174"/>
          <table:table-cell table:style-name="ce165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08" calcext:value-type="float">
            <text:p>208</text:p>
          </table:table-cell>
          <table:table-cell table:style-name="ce133"/>
          <table:table-cell table:style-name="ce165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11" calcext:value-type="string">
            <text:p>11</text:p>
          </table:table-cell>
          <table:table-cell table:style-name="ce174"/>
          <table:table-cell table:style-name="ce164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71" table:formula="of:=IF(AND([.$C$24];[.$D$24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18" calcext:value-type="float">
            <text:p>218</text:p>
          </table:table-cell>
          <table:table-cell table:style-name="ce133"/>
          <table:table-cell table:style-name="ce164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71" table:formula="of:=IF(AND([.$C$24];[.$D$24]);INDEX([$Données.R$1:$Données.R$1048576];[$Données.S16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7E" calcext:value-type="string">
            <text:p>7E</text:p>
          </table:table-cell>
          <table:table-cell table:style-name="ce174"/>
          <table:table-cell table:style-name="ce165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41" calcext:value-type="float">
            <text:p>41</text:p>
          </table:table-cell>
          <table:table-cell table:style-name="ce133"/>
          <table:table-cell table:style-name="ce165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F1" calcext:value-type="string">
            <text:p>F1</text:p>
          </table:table-cell>
          <table:table-cell table:style-name="ce174"/>
          <table:table-cell table:style-name="ce164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71" table:formula="of:=IF(AND([.$C$24];[.$D$24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09" calcext:value-type="float">
            <text:p>109</text:p>
          </table:table-cell>
          <table:table-cell table:style-name="ce133"/>
          <table:table-cell table:style-name="ce164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71" table:formula="of:=IF(AND([.$C$24];[.$D$24]);INDEX([$Données.R$1:$Données.R$1048576];[$Données.S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63" calcext:value-type="string">
            <text:p>63</text:p>
          </table:table-cell>
          <table:table-cell table:style-name="ce174"/>
          <table:table-cell table:style-name="ce165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97" calcext:value-type="float">
            <text:p>197</text:p>
          </table:table-cell>
          <table:table-cell table:style-name="ce133"/>
          <table:table-cell table:style-name="ce165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DF" calcext:value-type="string">
            <text:p>DF</text:p>
          </table:table-cell>
          <table:table-cell table:style-name="ce174"/>
          <table:table-cell table:style-name="ce164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71" table:formula="of:=IF(AND([.$C$24];[.$D$24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134" calcext:value-type="float">
            <text:p>134</text:p>
          </table:table-cell>
          <table:table-cell table:style-name="ce133"/>
          <table:table-cell table:style-name="ce164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71" table:formula="of:=IF(AND([.$C$24];[.$D$24]);INDEX([$Données.R$1:$Données.R$1048576];[$Données.S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28" calcext:value-type="string">
            <text:p>28</text:p>
          </table:table-cell>
          <table:table-cell table:style-name="ce174"/>
          <table:table-cell table:style-name="ce165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46" calcext:value-type="float">
            <text:p>46</text:p>
          </table:table-cell>
          <table:table-cell table:style-name="ce133"/>
          <table:table-cell table:style-name="ce165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B1" calcext:value-type="string">
            <text:p>B1</text:p>
          </table:table-cell>
          <table:table-cell table:style-name="ce174"/>
          <table:table-cell table:style-name="ce164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71" table:formula="of:=IF(AND([.$C$24];[.$D$24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4" calcext:value-type="float">
            <text:p>14</text:p>
          </table:table-cell>
          <table:table-cell table:style-name="ce133"/>
          <table:table-cell table:style-name="ce164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71" table:formula="of:=IF(AND([.$C$24];[.$D$24]);INDEX([$Données.R$1:$Données.R$1048576];[$Données.S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29" calcext:value-type="string">
            <text:p>29</text:p>
          </table:table-cell>
          <table:table-cell table:style-name="ce174"/>
          <table:table-cell table:style-name="ce165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6" calcext:value-type="float">
            <text:p>176</text:p>
          </table:table-cell>
          <table:table-cell table:style-name="ce133"/>
          <table:table-cell table:style-name="ce165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>
            <text:p/>
          </table:table-cell>
          <table:table-cell table:number-columns-repeated="1014"/>
        </table:table-row>
        <table:table-row table:style-name="ro7">
          <table:table-cell table:style-name="ce83" table:number-columns-repeated="2"/>
          <table:table-cell/>
          <table:table-cell table:style-name="ce8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8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8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8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4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30.513cm" svg:y="16cm" draw:control="control13"/>
          <draw:control draw:z-index="1" draw:style-name="gr4" draw:text-style-name="P1" svg:width="5.99cm" svg:height="1.5cm" svg:x="37.015cm" svg:y="16cm" draw:control="control14"/>
          <draw:control draw:z-index="2" draw:style-name="gr1" draw:text-style-name="P1" svg:width="4.247cm" svg:height="1.5cm" svg:x="0.5cm" svg:y="16cm" draw:control="control15"/>
          <draw:control draw:z-index="3" draw:style-name="gr1" draw:text-style-name="P1" svg:width="11.496cm" svg:height="1.5cm" svg:x="5.5cm" svg:y="16.011cm" draw:control="control16"/>
        </table:shapes>
        <table:table-column table:style-name="co19" table:default-cell-style-name="ce85"/>
        <table:table-column table:style-name="co20" table:default-cell-style-name="ce85"/>
        <table:table-column table:style-name="co17" table:default-cell-style-name="ce85"/>
        <table:table-column table:style-name="co14" table:default-cell-style-name="ce85"/>
        <table:table-column table:style-name="co15" table:default-cell-style-name="ce85"/>
        <table:table-column table:style-name="co19" table:default-cell-style-name="ce85"/>
        <table:table-column table:style-name="co9" table:default-cell-style-name="ce85"/>
        <table:table-column table:style-name="co17" table:default-cell-style-name="ce85"/>
        <table:table-column table:style-name="co14" table:default-cell-style-name="ce85"/>
        <table:table-column table:style-name="co21" table:default-cell-style-name="ce85"/>
        <table:table-column table:style-name="co18" table:default-cell-style-name="ce85"/>
        <table:table-column table:style-name="co1" table:number-columns-repeated="1013" table:default-cell-style-name="ce85"/>
        <table:table-row table:style-name="ro7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76"/>
          <table:covered-table-cell table:style-name="ce79"/>
          <table:covered-table-cell table:number-columns-repeated="7" table:style-name="ce93"/>
          <table:table-cell table:style-name="ce55"/>
          <table:table-cell table:number-columns-repeated="1013"/>
        </table:table-row>
        <table:table-row table:style-name="ro7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Binaire</text:p>
          </table:table-cell>
          <table:table-cell table:style-name="ce79" office:value-type="string" calcext:value-type="string">
            <text:p>Hexa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Hexadécimal</text:p>
          </table:table-cell>
          <table:table-cell table:style-name="ce79" office:value-type="string" calcext:value-type="string">
            <text:p>Binaire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001 0000" calcext:value-type="string">
            <text:p>1001 0000</text:p>
          </table:table-cell>
          <table:table-cell table:style-name="ce133"/>
          <table:table-cell table:style-name="ce178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80" table:formula="of:=IF(AND([.$C$24];[.$D$24]);INDEX([$Données.AG$1:$Données.AG$1048576];[$Données.AH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D8" calcext:value-type="string">
            <text:p>D8</text:p>
          </table:table-cell>
          <table:table-cell table:style-name="ce100"/>
          <table:table-cell table:style-name="ce178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80" table:formula="of:=IF(AND([.$C$24];[.$D$24]);INDEX([$Données.AE$1:$Données.AE$1048576];[$Données.AH14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0011 1110" calcext:value-type="string">
            <text:p>0011 1110</text:p>
          </table:table-cell>
          <table:table-cell table:style-name="ce133"/>
          <table:table-cell table:style-name="ce179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81" table:formula="of:=IF(AND([.$C$24];[.$D$24]);INDEX([$Données.AG$1:$Données.AG$1048576];[$Données.AH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97" calcext:value-type="string">
            <text:p>97</text:p>
          </table:table-cell>
          <table:table-cell table:style-name="ce100"/>
          <table:table-cell table:style-name="ce179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81" table:formula="of:=IF(AND([.$C$24];[.$D$24]);INDEX([$Données.AE$1:$Données.AE$1048576];[$Données.AH15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0010 0110" calcext:value-type="string">
            <text:p>0010 0110</text:p>
          </table:table-cell>
          <table:table-cell table:style-name="ce133"/>
          <table:table-cell table:style-name="ce178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80" table:formula="of:=IF(AND([.$C$24];[.$D$24]);INDEX([$Données.AG$1:$Données.AG$1048576];[$Données.AH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9" calcext:value-type="string">
            <text:p>39</text:p>
          </table:table-cell>
          <table:table-cell table:style-name="ce100"/>
          <table:table-cell table:style-name="ce178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80" table:formula="of:=IF(AND([.$C$24];[.$D$24]);INDEX([$Données.AE$1:$Données.AE$1048576];[$Données.AH16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1001 1001" calcext:value-type="string">
            <text:p>1001 1001</text:p>
          </table:table-cell>
          <table:table-cell table:style-name="ce133"/>
          <table:table-cell table:style-name="ce179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81" table:formula="of:=IF(AND([.$C$24];[.$D$24]);INDEX([$Données.AG$1:$Données.AG$1048576];[$Données.AH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52" calcext:value-type="string">
            <text:p>52</text:p>
          </table:table-cell>
          <table:table-cell table:style-name="ce100"/>
          <table:table-cell table:style-name="ce179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81" table:formula="of:=IF(AND([.$C$24];[.$D$24]);INDEX([$Données.AE$1:$Données.AE$1048576];[$Données.AH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00 1010" calcext:value-type="string">
            <text:p>1100 1010</text:p>
          </table:table-cell>
          <table:table-cell table:style-name="ce133"/>
          <table:table-cell table:style-name="ce178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80" table:formula="of:=IF(AND([.$C$24];[.$D$24]);INDEX([$Données.AG$1:$Données.AG$1048576];[$Données.AH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EE" calcext:value-type="string">
            <text:p>EE</text:p>
          </table:table-cell>
          <table:table-cell table:style-name="ce100"/>
          <table:table-cell table:style-name="ce178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80" table:formula="of:=IF(AND([.$C$24];[.$D$24]);INDEX([$Données.AE$1:$Données.AE$1048576];[$Données.AH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111 1111" calcext:value-type="string">
            <text:p>0111 1111</text:p>
          </table:table-cell>
          <table:table-cell table:style-name="ce133"/>
          <table:table-cell table:style-name="ce179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81" table:formula="of:=IF(AND([.$C$24];[.$D$24]);INDEX([$Données.AG$1:$Données.AG$1048576];[$Données.AH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4F" calcext:value-type="string">
            <text:p>4F</text:p>
          </table:table-cell>
          <table:table-cell table:style-name="ce100"/>
          <table:table-cell table:style-name="ce179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81" table:formula="of:=IF(AND([.$C$24];[.$D$24]);INDEX([$Données.AE$1:$Données.AE$1048576];[$Données.AH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00 1001" calcext:value-type="string">
            <text:p>0100 1001</text:p>
          </table:table-cell>
          <table:table-cell table:style-name="ce133"/>
          <table:table-cell table:style-name="ce178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80" table:formula="of:=IF(AND([.$C$24];[.$D$24]);INDEX([$Données.AG$1:$Données.AG$1048576];[$Données.AH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E6" calcext:value-type="string">
            <text:p>E6</text:p>
          </table:table-cell>
          <table:table-cell table:style-name="ce100"/>
          <table:table-cell table:style-name="ce178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80" table:formula="of:=IF(AND([.$C$24];[.$D$24]);INDEX([$Données.AE$1:$Données.AE$1048576];[$Données.AH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111 1001" calcext:value-type="string">
            <text:p>0111 1001</text:p>
          </table:table-cell>
          <table:table-cell table:style-name="ce133"/>
          <table:table-cell table:style-name="ce179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81" table:formula="of:=IF(AND([.$C$24];[.$D$24]);INDEX([$Données.AG$1:$Données.AG$1048576];[$Données.AH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93" calcext:value-type="string">
            <text:p>93</text:p>
          </table:table-cell>
          <table:table-cell table:style-name="ce100"/>
          <table:table-cell table:style-name="ce179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81" table:formula="of:=IF(AND([.$C$24];[.$D$24]);INDEX([$Données.AE$1:$Données.AE$1048576];[$Données.AH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111 0100" calcext:value-type="string">
            <text:p>1111 0100</text:p>
          </table:table-cell>
          <table:table-cell table:style-name="ce133"/>
          <table:table-cell table:style-name="ce178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80" table:formula="of:=IF(AND([.$C$24];[.$D$24]);INDEX([$Données.AG$1:$Données.AG$1048576];[$Données.AH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42" calcext:value-type="string">
            <text:p>42</text:p>
          </table:table-cell>
          <table:table-cell table:style-name="ce100"/>
          <table:table-cell table:style-name="ce178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80" table:formula="of:=IF(AND([.$C$24];[.$D$24]);INDEX([$Données.AE$1:$Données.AE$1048576];[$Données.AH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011 0101" calcext:value-type="string">
            <text:p>0011 0101</text:p>
          </table:table-cell>
          <table:table-cell table:style-name="ce133"/>
          <table:table-cell table:style-name="ce179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81" table:formula="of:=IF(AND([.$C$24];[.$D$24]);INDEX([$Données.AG$1:$Données.AG$1048576];[$Données.AH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7E" calcext:value-type="string">
            <text:p>7E</text:p>
          </table:table-cell>
          <table:table-cell table:style-name="ce100"/>
          <table:table-cell table:style-name="ce179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81" table:formula="of:=IF(AND([.$C$24];[.$D$24]);INDEX([$Données.AE$1:$Données.AE$1048576];[$Données.AH23]+3);&quot;&quot;)">
            <text:p/>
          </table:table-cell>
          <table:table-cell table:number-columns-repeated="1014"/>
        </table:table-row>
        <table:table-row table:style-name="ro7">
          <table:table-cell table:style-name="ce83" table:number-columns-repeated="2"/>
          <table:table-cell/>
          <table:table-cell table:style-name="ce8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8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8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8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5" table:protected="true">
        <loext:table-protection loext:select-unprotected-cells="true"/>
        <office:forms form:automatic-focus="false" form:apply-design-mode="false"/>
        <table:table-column table:style-name="co22" table:default-cell-style-name="ce190"/>
        <table:table-column table:style-name="co23" table:number-columns-repeated="8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22" table:default-cell-style-name="ce190"/>
        <table:table-column table:style-name="co30" table:default-cell-style-name="ce190"/>
        <table:table-column table:style-name="co31" table:number-columns-repeated="2" table:default-cell-style-name="ce190"/>
        <table:table-column table:style-name="co29" table:default-cell-style-name="ce190"/>
        <table:table-column table:style-name="co32" table:default-cell-style-name="ce190"/>
        <table:table-column table:style-name="co23" table:number-columns-repeated="8" table:default-cell-style-name="ce190"/>
        <table:table-column table:style-name="co33" table:default-cell-style-name="ce190"/>
        <table:table-column table:style-name="co34" table:number-columns-repeated="2" table:default-cell-style-name="ce190"/>
        <table:table-column table:style-name="co35" table:default-cell-style-name="ce190"/>
        <table:table-column table:style-name="co36" table:default-cell-style-name="ce190"/>
        <table:table-column table:style-name="co29" table:default-cell-style-name="ce190"/>
        <table:table-column table:style-name="co1" table:default-cell-style-name="ce190"/>
        <table:table-column table:style-name="co37" table:number-columns-repeated="6" table:default-cell-style-name="ce190"/>
        <table:table-column table:style-name="co1" table:number-columns-repeated="22" table:default-cell-style-name="ce190"/>
        <table:table-row table:style-name="ro7">
          <table:table-cell table:style-name="ce182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82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/>
          <table:table-cell table:style-name="ce268" table:number-columns-repeated="2"/>
          <table:table-cell table:number-columns-repeated="26"/>
        </table:table-row>
        <table:table-row table:style-name="ro7">
          <table:table-cell table:style-name="ce182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82"/>
          <table:covered-table-cell table:style-name="Default"/>
          <table:covered-table-cell table:number-columns-repeated="2" table:style-name="ce182"/>
          <table:covered-table-cell table:number-columns-repeated="4" table:style-name="ce206"/>
          <table:table-cell table:style-name="ce182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82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82"/>
          <table:covered-table-cell table:number-columns-repeated="2" table:style-name="ce237"/>
          <table:covered-table-cell table:number-columns-repeated="4"/>
          <table:covered-table-cell table:number-columns-repeated="2" table:style-name="ce182"/>
          <table:covered-table-cell table:number-columns-repeated="2" table:style-name="ce237"/>
          <table:covered-table-cell table:number-columns-repeated="2"/>
          <table:table-cell/>
          <table:table-cell table:style-name="ce214" office:value-type="string" calcext:value-type="string" table:number-columns-spanned="2" table:number-rows-spanned="1">
            <text:p>V/F Bin &lt;=&gt; Dec</text:p>
          </table:table-cell>
          <table:covered-table-cell table:style-name="ce214"/>
          <table:table-cell table:style-name="ce214" office:value-type="string" calcext:value-type="string" table:number-columns-spanned="2" table:number-rows-spanned="1">
            <text:p>V/F Hexa &lt;=&gt; Dec</text:p>
          </table:table-cell>
          <table:covered-table-cell table:style-name="ce214"/>
          <table:table-cell table:style-name="ce214" office:value-type="string" calcext:value-type="string" table:number-columns-spanned="2" table:number-rows-spanned="1">
            <text:p>V/F Bin &lt;=&gt; Hexa</text:p>
          </table:table-cell>
          <table:covered-table-cell/>
          <table:table-cell table:number-columns-repeated="22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/>
          <table:table-cell table:style-name="ce195" table:formula="of:=IF(ISBLANK([$'Bin &lt;=&gt; Dec'.C4]);&quot;&quot;;IF([$'Bin &lt;=&gt; Dec'.C4]=INDEX([$Données.M$1:$Données.M$1048576];[$Données.N4]+3);&quot;VRAI&quot;;&quot;FAUX&quot;))">
            <text:p/>
          </table:table-cell>
          <table:table-cell table:style-name="ce226" table:formula="of:=IF(ISBLANK([$'Bin &lt;=&gt; Dec'.H4]);&quot;&quot;;IF(COUNT(BIN2DEC([$'Bin &lt;=&gt; Dec'.H4]))=0;&quot;FAUX&quot;;IF(BIN2DEC([$'Bin &lt;=&gt; Dec'.H4])=INDEX([$Données.M$1:$Données.M$1048576];[$Données.N14]+3);&quot;VRAI&quot;;&quot;FAUX&quot;)))">
            <text:p/>
          </table:table-cell>
          <table:table-cell table:style-name="ce195" table:formula="of:=IF(ISBLANK([$'Hexa &lt;=&gt; Dec'.C4]);&quot;&quot;;IF([$'Hexa &lt;=&gt; Dec'.C4]=INDEX([$Données.Q$1:$Données.Q$1048576];[$Données.S4]+3);&quot;VRAI&quot;;&quot;FAUX&quot;))">
            <text:p/>
          </table:table-cell>
          <table:table-cell table:style-name="ce195" table:formula="of:=IF(ISBLANK([$'Hexa &lt;=&gt; Dec'.H4]);&quot;&quot;;IF([$'Hexa &lt;=&gt; Dec'.H4]=INDEX([$Données.R$1:$Données.R$1048576];[$Données.S14]+3);&quot;VRAI&quot;;&quot;FAUX&quot;))">
            <text:p/>
          </table:table-cell>
          <table:table-cell table:style-name="ce195" table:formula="of:=IF(ISBLANK([$'Bin &lt;=&gt; Hexa'.C4]);&quot;&quot;;IF([$'Bin &lt;=&gt; Hexa'.C4]=INDEX([$Données.AG$1:$Données.AG$1048576];[$Données.AH4]+3);&quot;VRAI&quot;;&quot;FAUX&quot;))">
            <text:p/>
          </table:table-cell>
          <table:table-cell table:style-name="ce195" table:formula="of:=IF(ISBLANK([$'Bin &lt;=&gt; Hexa'.H4]);&quot;&quot;;IF(COUNT(BIN2DEC([$'Bin &lt;=&gt; Hexa'.H4]))=0;&quot;FAUX&quot;;IF(BIN2HEX([$'Bin &lt;=&gt; Hexa'.H4])=INDEX([$Données.AG$1:$Données.AG$1048576];[$Données.AH14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148305009227947" calcext:value-type="float">
            <text:p>0,14830500922794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10111111" calcext:value-type="string">
            <text:p>10111111</text:p>
          </table:table-cell>
          <table:table-cell table:style-name="ce72" table:formula="of:=COM.MICROSOFT.CONCAT([.B4];[.C4];[.D4];[.E4];&quot; &quot;;[.F4];[.G4];[.H4];[.I4])" office:value-type="string" office:string-value="1011 1111" calcext:value-type="string">
            <text:p>1011 1111</text:p>
          </table:table-cell>
          <table:table-cell table:style-name="ce282" table:formula="of:=DEC2BIN([.M4]; )" office:value-type="string" office:string-value="10111111" calcext:value-type="string">
            <text:p>10111111</text:p>
          </table:table-cell>
          <table:table-cell table:style-name="ce96" table:formula="of:=DECIMAL([.J4];2)" office:value-type="float" office:value="191" calcext:value-type="float">
            <text:p>191</text:p>
          </table:table-cell>
          <table:table-cell table:style-name="ce72" table:formula="of:=RANK([.A4];[.$A$4:.$A$23];0)" office:value-type="float" office:value="20" calcext:value-type="float">
            <text:p>20</text:p>
          </table:table-cell>
          <table:table-cell table:style-name="ce207" office:value-type="float" office:value="1" calcext:value-type="float">
            <text:p>1</text:p>
          </table:table-cell>
          <table:table-cell table:style-name="ce72" office:value-type="float" office:value="0.0962665907290896" calcext:value-type="float">
            <text:p>0,09626659072909</text:p>
          </table:table-cell>
          <table:table-cell table:style-name="ce72" office:value-type="float" office:value="208" calcext:value-type="float">
            <text:p>208</text:p>
          </table:table-cell>
          <table:table-cell table:style-name="ce72" table:formula="of:=DEC2HEX([.Q4])" office:value-type="string" office:string-value="D0" calcext:value-type="string">
            <text:p>D0</text:p>
          </table:table-cell>
          <table:table-cell table:style-name="ce72" table:formula="of:=RANK([.P4];[.$P$4:.$P$23];0)" office:value-type="float" office:value="19" calcext:value-type="float">
            <text:p>19</text:p>
          </table:table-cell>
          <table:table-cell table:style-name="ce207" office:value-type="float" office:value="1" calcext:value-type="float">
            <text:p>1</text:p>
          </table:table-cell>
          <table:table-cell table:style-name="ce72" office:value-type="float" office:value="0.72867455108707" calcext:value-type="float">
            <text:p>0,72867455108707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00100110" calcext:value-type="string">
            <text:p>00100110</text:p>
          </table:table-cell>
          <table:table-cell table:style-name="ce72" table:formula="of:=COM.MICROSOFT.CONCAT([.V4];[.W4];[.X4];[.Y4];&quot; &quot;;[.Z4];[.AA4];[.AB4];[.AC4])" office:value-type="string" office:string-value="0010 0110" calcext:value-type="string">
            <text:p>0010 0110</text:p>
          </table:table-cell>
          <table:table-cell table:style-name="ce282" table:formula="of:=HEX2BIN([.AG4])" office:value-type="string" office:string-value="100110" calcext:value-type="string">
            <text:p>100110</text:p>
          </table:table-cell>
          <table:table-cell table:style-name="ce275" table:formula="of:=BIN2HEX([.AD4])" office:value-type="string" office:string-value="26" calcext:value-type="string">
            <text:p>26</text:p>
          </table:table-cell>
          <table:table-cell table:style-name="ce72" table:formula="of:=RANK([.U4];[.$U$4:.$U$23];0)" office:value-type="float" office:value="5" calcext:value-type="float">
            <text:p>5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96" table:formula="of:=IF(ISBLANK([$'Bin &lt;=&gt; Dec'.C5]);&quot;&quot;;IF([$'Bin &lt;=&gt; Dec'.C5]=INDEX([$Données.M$1:$Données.M$1048576];[$Données.N5]+3);&quot;VRAI&quot;;&quot;FAUX&quot;))">
            <text:p/>
          </table:table-cell>
          <table:table-cell table:style-name="ce196" table:formula="of:=IF(ISBLANK([$'Bin &lt;=&gt; Dec'.H5]);&quot;&quot;;IF(COUNT(BIN2DEC([$'Bin &lt;=&gt; Dec'.H5]))=0;&quot;FAUX&quot;;IF(BIN2DEC([$'Bin &lt;=&gt; Dec'.H5])=INDEX([$Données.M$1:$Données.M$1048576];[$Données.N15]+3);&quot;VRAI&quot;;&quot;FAUX&quot;)))">
            <text:p/>
          </table:table-cell>
          <table:table-cell table:style-name="ce196" table:formula="of:=IF(ISBLANK([$'Hexa &lt;=&gt; Dec'.C5]);&quot;&quot;;IF([$'Hexa &lt;=&gt; Dec'.C5]=INDEX([$Données.Q$1:$Données.Q$1048576];[$Données.S5]+3);&quot;VRAI&quot;;&quot;FAUX&quot;))">
            <text:p/>
          </table:table-cell>
          <table:table-cell table:style-name="ce196" table:formula="of:=IF(ISBLANK([$'Hexa &lt;=&gt; Dec'.H5]);&quot;&quot;;IF([$'Hexa &lt;=&gt; Dec'.H5]=INDEX([$Données.R$1:$Données.R$1048576];[$Données.S15]+3);&quot;VRAI&quot;;&quot;FAUX&quot;))">
            <text:p/>
          </table:table-cell>
          <table:table-cell table:style-name="ce196" table:formula="of:=IF(ISBLANK([$'Bin &lt;=&gt; Hexa'.C5]);&quot;&quot;;IF([$'Bin &lt;=&gt; Hexa'.C5]=INDEX([$Données.AG$1:$Données.AG$1048576];[$Données.AH5]+3);&quot;VRAI&quot;;&quot;FAUX&quot;))">
            <text:p/>
          </table:table-cell>
          <table:table-cell table:style-name="ce196" table:formula="of:=IF(ISBLANK([$'Bin &lt;=&gt; Hexa'.H5]);&quot;&quot;;IF(COUNT(BIN2DEC([$'Bin &lt;=&gt; Hexa'.H5]))=0;&quot;FAUX&quot;;IF(BIN2HEX([$'Bin &lt;=&gt; Hexa'.H5])=INDEX([$Données.AG$1:$Données.AG$1048576];[$Données.AH15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358452820273658" calcext:value-type="float">
            <text:p>0,358452820273658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11011110" calcext:value-type="string">
            <text:p>11011110</text:p>
          </table:table-cell>
          <table:table-cell table:style-name="ce275" table:formula="of:=COM.MICROSOFT.CONCAT([.B5];[.C5];[.D5];[.E5];&quot; &quot;;[.F5];[.G5];[.H5];[.I5])" office:value-type="string" office:string-value="1101 1110" calcext:value-type="string">
            <text:p>1101 1110</text:p>
          </table:table-cell>
          <table:table-cell table:style-name="ce275" table:formula="of:=DEC2BIN([.M5]; )" office:value-type="string" office:string-value="11011110" calcext:value-type="string">
            <text:p>11011110</text:p>
          </table:table-cell>
          <table:table-cell table:style-name="ce96" table:formula="of:=DECIMAL([.J5];2)" office:value-type="float" office:value="222" calcext:value-type="float">
            <text:p>222</text:p>
          </table:table-cell>
          <table:table-cell table:style-name="ce72" table:formula="of:=RANK([.A5];[.$A$4:.$A$23];0)" office:value-type="float" office:value="13" calcext:value-type="float">
            <text:p>13</text:p>
          </table:table-cell>
          <table:table-cell table:style-name="ce207" office:value-type="float" office:value="2" calcext:value-type="float">
            <text:p>2</text:p>
          </table:table-cell>
          <table:table-cell table:style-name="ce72" office:value-type="float" office:value="0.90690355746343" calcext:value-type="float">
            <text:p>0,90690355746343</text:p>
          </table:table-cell>
          <table:table-cell table:style-name="ce72" office:value-type="float" office:value="99" calcext:value-type="float">
            <text:p>99</text:p>
          </table:table-cell>
          <table:table-cell table:style-name="ce72" table:formula="of:=DEC2HEX([.Q5])" office:value-type="string" office:string-value="63" calcext:value-type="string">
            <text:p>63</text:p>
          </table:table-cell>
          <table:table-cell table:style-name="ce72" table:formula="of:=RANK([.P5];[.$P$4:.$P$23];0)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72" office:value-type="float" office:value="0.512979853984373" calcext:value-type="float">
            <text:p>0,5129798539843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275" table:formula="of:=COM.MICROSOFT.CONCAT([.V5:.AC5])" office:value-type="string" office:string-value="10010011" calcext:value-type="string">
            <text:p>10010011</text:p>
          </table:table-cell>
          <table:table-cell table:style-name="ce275" table:formula="of:=COM.MICROSOFT.CONCAT([.V5];[.W5];[.X5];[.Y5];&quot; &quot;;[.Z5];[.AA5];[.AB5];[.AC5])" office:value-type="string" office:string-value="1001 0011" calcext:value-type="string">
            <text:p>1001 0011</text:p>
          </table:table-cell>
          <table:table-cell table:style-name="ce275" table:formula="of:=HEX2BIN([.AG5])" office:value-type="string" office:string-value="10010011" calcext:value-type="string">
            <text:p>10010011</text:p>
          </table:table-cell>
          <table:table-cell table:style-name="ce275" table:formula="of:=BIN2HEX([.AD5])" office:value-type="string" office:string-value="93" calcext:value-type="string">
            <text:p>93</text:p>
          </table:table-cell>
          <table:table-cell table:style-name="ce72" table:formula="of:=RANK([.U5];[.$U$4:.$U$23];0)" office:value-type="float" office:value="12" calcext:value-type="float">
            <text:p>1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95" table:formula="of:=IF(ISBLANK([$'Bin &lt;=&gt; Dec'.C6]);&quot;&quot;;IF([$'Bin &lt;=&gt; Dec'.C6]=INDEX([$Données.M$1:$Données.M$1048576];[$Données.N6]+3);&quot;VRAI&quot;;&quot;FAUX&quot;))">
            <text:p/>
          </table:table-cell>
          <table:table-cell table:style-name="ce195" table:formula="of:=IF(ISBLANK([$'Bin &lt;=&gt; Dec'.H6]);&quot;&quot;;IF(COUNT(BIN2DEC([$'Bin &lt;=&gt; Dec'.H6]))=0;&quot;FAUX&quot;;IF(BIN2DEC([$'Bin &lt;=&gt; Dec'.H6])=INDEX([$Données.M$1:$Données.M$1048576];[$Données.N16]+3);&quot;VRAI&quot;;&quot;FAUX&quot;)))">
            <text:p/>
          </table:table-cell>
          <table:table-cell table:style-name="ce195" table:formula="of:=IF(ISBLANK([$'Hexa &lt;=&gt; Dec'.C6]);&quot;&quot;;IF([$'Hexa &lt;=&gt; Dec'.C6]=INDEX([$Données.Q$1:$Données.Q$1048576];[$Données.S6]+3);&quot;VRAI&quot;;&quot;FAUX&quot;))">
            <text:p/>
          </table:table-cell>
          <table:table-cell table:style-name="ce195" table:formula="of:=IF(ISBLANK([$'Hexa &lt;=&gt; Dec'.H6]);&quot;&quot;;IF([$'Hexa &lt;=&gt; Dec'.H6]=INDEX([$Données.R$1:$Données.R$1048576];[$Données.S16]+3);&quot;VRAI&quot;;&quot;FAUX&quot;))">
            <text:p/>
          </table:table-cell>
          <table:table-cell table:style-name="ce195" table:formula="of:=IF(ISBLANK([$'Bin &lt;=&gt; Hexa'.C6]);&quot;&quot;;IF([$'Bin &lt;=&gt; Hexa'.C6]=INDEX([$Données.AG$1:$Données.AG$1048576];[$Données.AH6]+3);&quot;VRAI&quot;;&quot;FAUX&quot;))">
            <text:p/>
          </table:table-cell>
          <table:table-cell table:style-name="ce195" table:formula="of:=IF(ISBLANK([$'Bin &lt;=&gt; Hexa'.H6]);&quot;&quot;;IF(COUNT(BIN2DEC([$'Bin &lt;=&gt; Hexa'.H6]))=0;&quot;FAUX&quot;;IF(BIN2HEX([$'Bin &lt;=&gt; Hexa'.H6])=INDEX([$Données.AG$1:$Données.AG$1048576];[$Données.AH16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900342027958362" calcext:value-type="float">
            <text:p>0,90034202795836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6:.I6])" office:value-type="string" office:string-value="00100101" calcext:value-type="string">
            <text:p>00100101</text:p>
          </table:table-cell>
          <table:table-cell table:style-name="ce275" table:formula="of:=COM.MICROSOFT.CONCAT([.B6];[.C6];[.D6];[.E6];&quot; &quot;;[.F6];[.G6];[.H6];[.I6])" office:value-type="string" office:string-value="0010 0101" calcext:value-type="string">
            <text:p>0010 0101</text:p>
          </table:table-cell>
          <table:table-cell table:style-name="ce275" table:formula="of:=DEC2BIN([.M6]; )" office:value-type="string" office:string-value="100101" calcext:value-type="string">
            <text:p>100101</text:p>
          </table:table-cell>
          <table:table-cell table:style-name="ce96" table:formula="of:=DECIMAL([.J6];2)" office:value-type="float" office:value="37" calcext:value-type="float">
            <text:p>37</text:p>
          </table:table-cell>
          <table:table-cell table:style-name="ce72" table:formula="of:=RANK([.A6];[.$A$4:.$A$23];0)" office:value-type="float" office:value="3" calcext:value-type="float">
            <text:p>3</text:p>
          </table:table-cell>
          <table:table-cell table:style-name="ce207" office:value-type="float" office:value="3" calcext:value-type="float">
            <text:p>3</text:p>
          </table:table-cell>
          <table:table-cell table:style-name="ce72" office:value-type="float" office:value="0.821942832779346" calcext:value-type="float">
            <text:p>0,821942832779346</text:p>
          </table:table-cell>
          <table:table-cell table:style-name="ce72" office:value-type="float" office:value="41" calcext:value-type="float">
            <text:p>41</text:p>
          </table:table-cell>
          <table:table-cell table:style-name="ce72" table:formula="of:=DEC2HEX([.Q6])" office:value-type="string" office:string-value="29" calcext:value-type="string">
            <text:p>29</text:p>
          </table:table-cell>
          <table:table-cell table:style-name="ce72" table:formula="of:=RANK([.P6];[.$P$4:.$P$23];0)" office:value-type="float" office:value="7" calcext:value-type="float">
            <text:p>7</text:p>
          </table:table-cell>
          <table:table-cell table:style-name="ce207" office:value-type="float" office:value="3" calcext:value-type="float">
            <text:p>3</text:p>
          </table:table-cell>
          <table:table-cell table:style-name="ce72" office:value-type="float" office:value="0.915577745175736" calcext:value-type="float">
            <text:p>0,915577745175736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11110100" calcext:value-type="string">
            <text:p>11110100</text:p>
          </table:table-cell>
          <table:table-cell table:style-name="ce275" table:formula="of:=COM.MICROSOFT.CONCAT([.V6];[.W6];[.X6];[.Y6];&quot; &quot;;[.Z6];[.AA6];[.AB6];[.AC6])" office:value-type="string" office:string-value="1111 0100" calcext:value-type="string">
            <text:p>1111 0100</text:p>
          </table:table-cell>
          <table:table-cell table:style-name="ce275" table:formula="of:=HEX2BIN([.AG6])" office:value-type="string" office:string-value="11110100" calcext:value-type="string">
            <text:p>11110100</text:p>
          </table:table-cell>
          <table:table-cell table:style-name="ce275" table:formula="of:=BIN2HEX([.AD6])" office:value-type="string" office:string-value="F4" calcext:value-type="string">
            <text:p>F4</text:p>
          </table:table-cell>
          <table:table-cell table:style-name="ce72" table:formula="of:=RANK([.U6];[.$U$4:.$U$23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/>
          <table:table-cell table:style-name="ce196" table:formula="of:=IF(ISBLANK([$'Bin &lt;=&gt; Dec'.C7]);&quot;&quot;;IF([$'Bin &lt;=&gt; Dec'.C7]=INDEX([$Données.M$1:$Données.M$1048576];[$Données.N7]+3);&quot;VRAI&quot;;&quot;FAUX&quot;))">
            <text:p/>
          </table:table-cell>
          <table:table-cell table:style-name="ce196" table:formula="of:=IF(ISBLANK([$'Bin &lt;=&gt; Dec'.H7]);&quot;&quot;;IF(COUNT(BIN2DEC([$'Bin &lt;=&gt; Dec'.H7]))=0;&quot;FAUX&quot;;IF(BIN2DEC([$'Bin &lt;=&gt; Dec'.H7])=INDEX([$Données.M$1:$Données.M$1048576];[$Données.N17]+3);&quot;VRAI&quot;;&quot;FAUX&quot;)))">
            <text:p/>
          </table:table-cell>
          <table:table-cell table:style-name="ce196" table:formula="of:=IF(ISBLANK([$'Hexa &lt;=&gt; Dec'.C7]);&quot;&quot;;IF([$'Hexa &lt;=&gt; Dec'.C7]=INDEX([$Données.Q$1:$Données.Q$1048576];[$Données.S7]+3);&quot;VRAI&quot;;&quot;FAUX&quot;))">
            <text:p/>
          </table:table-cell>
          <table:table-cell table:style-name="ce196" table:formula="of:=IF(ISBLANK([$'Hexa &lt;=&gt; Dec'.H7]);&quot;&quot;;IF([$'Hexa &lt;=&gt; Dec'.H7]=INDEX([$Données.R$1:$Données.R$1048576];[$Données.S17]+3);&quot;VRAI&quot;;&quot;FAUX&quot;))">
            <text:p/>
          </table:table-cell>
          <table:table-cell table:style-name="ce196" table:formula="of:=IF(ISBLANK([$'Bin &lt;=&gt; Hexa'.C7]);&quot;&quot;;IF([$'Bin &lt;=&gt; Hexa'.C7]=INDEX([$Données.AG$1:$Données.AG$1048576];[$Données.AH7]+3);&quot;VRAI&quot;;&quot;FAUX&quot;))">
            <text:p/>
          </table:table-cell>
          <table:table-cell table:style-name="ce196" table:formula="of:=IF(ISBLANK([$'Bin &lt;=&gt; Hexa'.H7]);&quot;&quot;;IF(COUNT(BIN2DEC([$'Bin &lt;=&gt; Hexa'.H7]))=0;&quot;FAUX&quot;;IF(BIN2HEX([$'Bin &lt;=&gt; Hexa'.H7])=INDEX([$Données.AG$1:$Données.AG$1048576];[$Données.AH17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683473255091173" calcext:value-type="float">
            <text:p>0,6834732550911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010001" calcext:value-type="string">
            <text:p>10010001</text:p>
          </table:table-cell>
          <table:table-cell table:style-name="ce275" table:formula="of:=COM.MICROSOFT.CONCAT([.B7];[.C7];[.D7];[.E7];&quot; &quot;;[.F7];[.G7];[.H7];[.I7])" office:value-type="string" office:string-value="1001 0001" calcext:value-type="string">
            <text:p>1001 0001</text:p>
          </table:table-cell>
          <table:table-cell table:style-name="ce275" table:formula="of:=DEC2BIN([.M7]; )" office:value-type="string" office:string-value="10010001" calcext:value-type="string">
            <text:p>10010001</text:p>
          </table:table-cell>
          <table:table-cell table:style-name="ce96" table:formula="of:=DECIMAL([.J7];2)" office:value-type="float" office:value="145" calcext:value-type="float">
            <text:p>145</text:p>
          </table:table-cell>
          <table:table-cell table:style-name="ce72" table:formula="of:=RANK([.A7];[.$A$4:.$A$23];0)" office:value-type="float" office:value="8" calcext:value-type="float">
            <text:p>8</text:p>
          </table:table-cell>
          <table:table-cell table:style-name="ce207" office:value-type="float" office:value="4" calcext:value-type="float">
            <text:p>4</text:p>
          </table:table-cell>
          <table:table-cell table:style-name="ce72" office:value-type="float" office:value="0.211847986622277" calcext:value-type="float">
            <text:p>0,211847986622277</text:p>
          </table:table-cell>
          <table:table-cell table:style-name="ce72" office:value-type="float" office:value="26" calcext:value-type="float">
            <text:p>26</text:p>
          </table:table-cell>
          <table:table-cell table:style-name="ce72" table:formula="of:=DEC2HEX([.Q7])" office:value-type="string" office:string-value="1A" calcext:value-type="string">
            <text:p>1A</text:p>
          </table:table-cell>
          <table:table-cell table:style-name="ce72" table:formula="of:=RANK([.P7];[.$P$4:.$P$23];0)" office:value-type="float" office:value="16" calcext:value-type="float">
            <text:p>16</text:p>
          </table:table-cell>
          <table:table-cell table:style-name="ce207" office:value-type="float" office:value="4" calcext:value-type="float">
            <text:p>4</text:p>
          </table:table-cell>
          <table:table-cell table:style-name="ce72" office:value-type="float" office:value="0.690351511966357" calcext:value-type="float">
            <text:p>0,69035151196635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01001001" calcext:value-type="string">
            <text:p>01001001</text:p>
          </table:table-cell>
          <table:table-cell table:style-name="ce275" table:formula="of:=COM.MICROSOFT.CONCAT([.V7];[.W7];[.X7];[.Y7];&quot; &quot;;[.Z7];[.AA7];[.AB7];[.AC7])" office:value-type="string" office:string-value="0100 1001" calcext:value-type="string">
            <text:p>0100 1001</text:p>
          </table:table-cell>
          <table:table-cell table:style-name="ce275" table:formula="of:=HEX2BIN([.AG7])" office:value-type="string" office:string-value="1001001" calcext:value-type="string">
            <text:p>1001001</text:p>
          </table:table-cell>
          <table:table-cell table:style-name="ce275" table:formula="of:=BIN2HEX([.AD7])" office:value-type="string" office:string-value="49" calcext:value-type="string">
            <text:p>49</text:p>
          </table:table-cell>
          <table:table-cell table:style-name="ce72" table:formula="of:=RANK([.U7];[.$U$4:.$U$23];0)" office:value-type="float" office:value="6" calcext:value-type="float">
            <text:p>6</text:p>
          </table:table-cell>
          <table:table-cell table:style-name="ce152" office:value-type="float" office:value="4" calcext:value-type="float">
            <text:p>4</text:p>
          </table:table-cell>
          <table:table-cell/>
          <table:table-cell table:style-name="ce195" table:formula="of:=IF(ISBLANK([$'Bin &lt;=&gt; Dec'.C8]);&quot;&quot;;IF([$'Bin &lt;=&gt; Dec'.C8]=INDEX([$Données.M$1:$Données.M$1048576];[$Données.N8]+3);&quot;VRAI&quot;;&quot;FAUX&quot;))">
            <text:p/>
          </table:table-cell>
          <table:table-cell table:style-name="ce195" table:formula="of:=IF(ISBLANK([$'Bin &lt;=&gt; Dec'.H8]);&quot;&quot;;IF(COUNT(BIN2DEC([$'Bin &lt;=&gt; Dec'.H8]))=0;&quot;FAUX&quot;;IF(BIN2DEC([$'Bin &lt;=&gt; Dec'.H8])=INDEX([$Données.M$1:$Données.M$1048576];[$Données.N18]+3);&quot;VRAI&quot;;&quot;FAUX&quot;)))">
            <text:p/>
          </table:table-cell>
          <table:table-cell table:style-name="ce195" table:formula="of:=IF(ISBLANK([$'Hexa &lt;=&gt; Dec'.C8]);&quot;&quot;;IF([$'Hexa &lt;=&gt; Dec'.C8]=INDEX([$Données.Q$1:$Données.Q$1048576];[$Données.S8]+3);&quot;VRAI&quot;;&quot;FAUX&quot;))">
            <text:p/>
          </table:table-cell>
          <table:table-cell table:style-name="ce195" table:formula="of:=IF(ISBLANK([$'Hexa &lt;=&gt; Dec'.H8]);&quot;&quot;;IF([$'Hexa &lt;=&gt; Dec'.H8]=INDEX([$Données.R$1:$Données.R$1048576];[$Données.S18]+3);&quot;VRAI&quot;;&quot;FAUX&quot;))">
            <text:p/>
          </table:table-cell>
          <table:table-cell table:style-name="ce195" table:formula="of:=IF(ISBLANK([$'Bin &lt;=&gt; Hexa'.C8]);&quot;&quot;;IF([$'Bin &lt;=&gt; Hexa'.C8]=INDEX([$Données.AG$1:$Données.AG$1048576];[$Données.AH8]+3);&quot;VRAI&quot;;&quot;FAUX&quot;))">
            <text:p/>
          </table:table-cell>
          <table:table-cell table:style-name="ce195" table:formula="of:=IF(ISBLANK([$'Bin &lt;=&gt; Hexa'.H8]);&quot;&quot;;IF(COUNT(BIN2DEC([$'Bin &lt;=&gt; Hexa'.H8]))=0;&quot;FAUX&quot;;IF(BIN2HEX([$'Bin &lt;=&gt; Hexa'.H8])=INDEX([$Données.AG$1:$Données.AG$1048576];[$Données.AH18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760065688966032" calcext:value-type="float">
            <text:p>0,760065688966032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0001100" calcext:value-type="string">
            <text:p>00001100</text:p>
          </table:table-cell>
          <table:table-cell table:style-name="ce275" table:formula="of:=COM.MICROSOFT.CONCAT([.B8];[.C8];[.D8];[.E8];&quot; &quot;;[.F8];[.G8];[.H8];[.I8])" office:value-type="string" office:string-value="0000 1100" calcext:value-type="string">
            <text:p>0000 1100</text:p>
          </table:table-cell>
          <table:table-cell table:style-name="ce275" table:formula="of:=DEC2BIN([.M8]; )" office:value-type="string" office:string-value="1100" calcext:value-type="string">
            <text:p>1100</text:p>
          </table:table-cell>
          <table:table-cell table:style-name="ce96" table:formula="of:=DECIMAL([.J8];2)" office:value-type="float" office:value="12" calcext:value-type="float">
            <text:p>12</text:p>
          </table:table-cell>
          <table:table-cell table:style-name="ce72" table:formula="of:=RANK([.A8];[.$A$4:.$A$23];0)" office:value-type="float" office:value="7" calcext:value-type="float">
            <text:p>7</text:p>
          </table:table-cell>
          <table:table-cell table:style-name="ce207" office:value-type="float" office:value="5" calcext:value-type="float">
            <text:p>5</text:p>
          </table:table-cell>
          <table:table-cell table:style-name="ce72" office:value-type="float" office:value="0.14172034533576" calcext:value-type="float">
            <text:p>0,14172034533576</text:p>
          </table:table-cell>
          <table:table-cell table:style-name="ce72" office:value-type="float" office:value="197" calcext:value-type="float">
            <text:p>197</text:p>
          </table:table-cell>
          <table:table-cell table:style-name="ce72" table:formula="of:=DEC2HEX([.Q8])" office:value-type="string" office:string-value="C5" calcext:value-type="string">
            <text:p>C5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207" office:value-type="float" office:value="5" calcext:value-type="float">
            <text:p>5</text:p>
          </table:table-cell>
          <table:table-cell table:style-name="ce72" office:value-type="float" office:value="0.237708639460711" calcext:value-type="float">
            <text:p>0,23770863946071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10010000" calcext:value-type="string">
            <text:p>10010000</text:p>
          </table:table-cell>
          <table:table-cell table:style-name="ce275" table:formula="of:=COM.MICROSOFT.CONCAT([.V8];[.W8];[.X8];[.Y8];&quot; &quot;;[.Z8];[.AA8];[.AB8];[.AC8])" office:value-type="string" office:string-value="1001 0000" calcext:value-type="string">
            <text:p>1001 0000</text:p>
          </table:table-cell>
          <table:table-cell table:style-name="ce275" table:formula="of:=HEX2BIN([.AG8])" office:value-type="string" office:string-value="10010000" calcext:value-type="string">
            <text:p>10010000</text:p>
          </table:table-cell>
          <table:table-cell table:style-name="ce275" table:formula="of:=BIN2HEX([.AD8])" office:value-type="string" office:string-value="90" calcext:value-type="string">
            <text:p>90</text:p>
          </table:table-cell>
          <table:table-cell table:style-name="ce72" table:formula="of:=RANK([.U8];[.$U$4:.$U$23];0)" office:value-type="float" office:value="17" calcext:value-type="float">
            <text:p>17</text:p>
          </table:table-cell>
          <table:table-cell table:style-name="ce152" office:value-type="float" office:value="5" calcext:value-type="float">
            <text:p>5</text:p>
          </table:table-cell>
          <table:table-cell/>
          <table:table-cell table:style-name="ce196" table:formula="of:=IF(ISBLANK([$'Bin &lt;=&gt; Dec'.C9]);&quot;&quot;;IF([$'Bin &lt;=&gt; Dec'.C9]=INDEX([$Données.M$1:$Données.M$1048576];[$Données.N9]+3);&quot;VRAI&quot;;&quot;FAUX&quot;))">
            <text:p/>
          </table:table-cell>
          <table:table-cell table:style-name="ce196" table:formula="of:=IF(ISBLANK([$'Bin &lt;=&gt; Dec'.H9]);&quot;&quot;;IF(COUNT(BIN2DEC([$'Bin &lt;=&gt; Dec'.H9]))=0;&quot;FAUX&quot;;IF(BIN2DEC([$'Bin &lt;=&gt; Dec'.H9])=INDEX([$Données.M$1:$Données.M$1048576];[$Données.N19]+3);&quot;VRAI&quot;;&quot;FAUX&quot;)))">
            <text:p/>
          </table:table-cell>
          <table:table-cell table:style-name="ce196" table:formula="of:=IF(ISBLANK([$'Hexa &lt;=&gt; Dec'.C9]);&quot;&quot;;IF([$'Hexa &lt;=&gt; Dec'.C9]=INDEX([$Données.Q$1:$Données.Q$1048576];[$Données.S9]+3);&quot;VRAI&quot;;&quot;FAUX&quot;))">
            <text:p/>
          </table:table-cell>
          <table:table-cell table:style-name="ce196" table:formula="of:=IF(ISBLANK([$'Hexa &lt;=&gt; Dec'.H9]);&quot;&quot;;IF([$'Hexa &lt;=&gt; Dec'.H9]=INDEX([$Données.R$1:$Données.R$1048576];[$Données.S19]+3);&quot;VRAI&quot;;&quot;FAUX&quot;))">
            <text:p/>
          </table:table-cell>
          <table:table-cell table:style-name="ce196" table:formula="of:=IF(ISBLANK([$'Bin &lt;=&gt; Hexa'.C9]);&quot;&quot;;IF([$'Bin &lt;=&gt; Hexa'.C9]=INDEX([$Données.AG$1:$Données.AG$1048576];[$Données.AH9]+3);&quot;VRAI&quot;;&quot;FAUX&quot;))">
            <text:p/>
          </table:table-cell>
          <table:table-cell table:style-name="ce196" table:formula="of:=IF(ISBLANK([$'Bin &lt;=&gt; Hexa'.H9]);&quot;&quot;;IF(COUNT(BIN2DEC([$'Bin &lt;=&gt; Hexa'.H9]))=0;&quot;FAUX&quot;;IF(BIN2HEX([$'Bin &lt;=&gt; Hexa'.H9])=INDEX([$Données.AG$1:$Données.AG$1048576];[$Données.AH19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807634269863906" calcext:value-type="float">
            <text:p>0,80763426986390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00010" calcext:value-type="string">
            <text:p>00000010</text:p>
          </table:table-cell>
          <table:table-cell table:style-name="ce276" table:formula="of:=COM.MICROSOFT.CONCAT([.B9];[.C9];[.D9];[.E9];&quot; &quot;;[.F9];[.G9];[.H9];[.I9])" office:value-type="string" office:string-value="0000 0010" calcext:value-type="string">
            <text:p>0000 0010</text:p>
          </table:table-cell>
          <table:table-cell table:style-name="ce276" table:formula="of:=DEC2BIN([.M9]; )" office:value-type="string" office:string-value="10" calcext:value-type="string">
            <text:p>10</text:p>
          </table:table-cell>
          <table:table-cell table:style-name="ce36" table:formula="of:=DECIMAL([.J9];2)" office:value-type="float" office:value="2" calcext:value-type="float">
            <text:p>2</text:p>
          </table:table-cell>
          <table:table-cell table:style-name="ce25" table:formula="of:=RANK([.A9];[.$A$4:.$A$23];0)" office:value-type="float" office:value="6" calcext:value-type="float">
            <text:p>6</text:p>
          </table:table-cell>
          <table:table-cell table:style-name="ce207" office:value-type="float" office:value="6" calcext:value-type="float">
            <text:p>6</text:p>
          </table:table-cell>
          <table:table-cell table:style-name="ce25" office:value-type="float" office:value="0.917569789936948" calcext:value-type="float">
            <text:p>0,917569789936948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DEC2HEX([.Q9])" office:value-type="string" office:string-value="6D" calcext:value-type="string">
            <text:p>6D</text:p>
          </table:table-cell>
          <table:table-cell table:style-name="ce25" table:formula="of:=RANK([.P9];[.$P$4:.$P$23];0)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table:style-name="ce25" office:value-type="float" office:value="0.15849758341038" calcext:value-type="float">
            <text:p>0,1584975834103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10011001" calcext:value-type="string">
            <text:p>10011001</text:p>
          </table:table-cell>
          <table:table-cell table:style-name="ce276" table:formula="of:=COM.MICROSOFT.CONCAT([.V9];[.W9];[.X9];[.Y9];&quot; &quot;;[.Z9];[.AA9];[.AB9];[.AC9])" office:value-type="string" office:string-value="1001 1001" calcext:value-type="string">
            <text:p>1001 1001</text:p>
          </table:table-cell>
          <table:table-cell table:style-name="ce276" table:formula="of:=HEX2BIN([.AG9])" office:value-type="string" office:string-value="10011001" calcext:value-type="string">
            <text:p>10011001</text:p>
          </table:table-cell>
          <table:table-cell table:style-name="ce276" table:formula="of:=BIN2HEX([.AD9])" office:value-type="string" office:string-value="99" calcext:value-type="string">
            <text:p>99</text:p>
          </table:table-cell>
          <table:table-cell table:style-name="ce25" table:formula="of:=RANK([.U9];[.$U$4:.$U$23];0)" office:value-type="float" office:value="18" calcext:value-type="float">
            <text:p>18</text:p>
          </table:table-cell>
          <table:table-cell table:style-name="ce152" office:value-type="float" office:value="6" calcext:value-type="float">
            <text:p>6</text:p>
          </table:table-cell>
          <table:table-cell/>
          <table:table-cell table:style-name="ce195" table:formula="of:=IF(ISBLANK([$'Bin &lt;=&gt; Dec'.C10]);&quot;&quot;;IF([$'Bin &lt;=&gt; Dec'.C10]=INDEX([$Données.M$1:$Données.M$1048576];[$Données.N10]+3);&quot;VRAI&quot;;&quot;FAUX&quot;))">
            <text:p/>
          </table:table-cell>
          <table:table-cell table:style-name="ce195" table:formula="of:=IF(ISBLANK([$'Bin &lt;=&gt; Dec'.H10]);&quot;&quot;;IF(COUNT(BIN2DEC([$'Bin &lt;=&gt; Dec'.H10]))=0;&quot;FAUX&quot;;IF(BIN2DEC([$'Bin &lt;=&gt; Dec'.H10])=INDEX([$Données.M$1:$Données.M$1048576];[$Données.N20]+3);&quot;VRAI&quot;;&quot;FAUX&quot;)))">
            <text:p/>
          </table:table-cell>
          <table:table-cell table:style-name="ce195" table:formula="of:=IF(ISBLANK([$'Hexa &lt;=&gt; Dec'.C10]);&quot;&quot;;IF([$'Hexa &lt;=&gt; Dec'.C10]=INDEX([$Données.Q$1:$Données.Q$1048576];[$Données.S10]+3);&quot;VRAI&quot;;&quot;FAUX&quot;))">
            <text:p/>
          </table:table-cell>
          <table:table-cell table:style-name="ce195" table:formula="of:=IF(ISBLANK([$'Hexa &lt;=&gt; Dec'.H10]);&quot;&quot;;IF([$'Hexa &lt;=&gt; Dec'.H10]=INDEX([$Données.R$1:$Données.R$1048576];[$Données.S20]+3);&quot;VRAI&quot;;&quot;FAUX&quot;))">
            <text:p/>
          </table:table-cell>
          <table:table-cell table:style-name="ce195" table:formula="of:=IF(ISBLANK([$'Bin &lt;=&gt; Hexa'.C10]);&quot;&quot;;IF([$'Bin &lt;=&gt; Hexa'.C10]=INDEX([$Données.AG$1:$Données.AG$1048576];[$Données.AH10]+3);&quot;VRAI&quot;;&quot;FAUX&quot;))">
            <text:p/>
          </table:table-cell>
          <table:table-cell table:style-name="ce195" table:formula="of:=IF(ISBLANK([$'Bin &lt;=&gt; Hexa'.H10]);&quot;&quot;;IF(COUNT(BIN2DEC([$'Bin &lt;=&gt; Hexa'.H10]))=0;&quot;FAUX&quot;;IF(BIN2HEX([$'Bin &lt;=&gt; Hexa'.H10])=INDEX([$Données.AG$1:$Données.AG$1048576];[$Données.AH20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682324059921609" calcext:value-type="float">
            <text:p>0,68232405992160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11011100" calcext:value-type="string">
            <text:p>11011100</text:p>
          </table:table-cell>
          <table:table-cell table:style-name="ce276" table:formula="of:=COM.MICROSOFT.CONCAT([.B10];[.C10];[.D10];[.E10];&quot; &quot;;[.F10];[.G10];[.H10];[.I10])" office:value-type="string" office:string-value="1101 1100" calcext:value-type="string">
            <text:p>1101 1100</text:p>
          </table:table-cell>
          <table:table-cell table:style-name="ce276" table:formula="of:=DEC2BIN([.M10]; )" office:value-type="string" office:string-value="11011100" calcext:value-type="string">
            <text:p>11011100</text:p>
          </table:table-cell>
          <table:table-cell table:style-name="ce36" table:formula="of:=DECIMAL([.J10];2)" office:value-type="float" office:value="220" calcext:value-type="float">
            <text:p>220</text:p>
          </table:table-cell>
          <table:table-cell table:style-name="ce25" table:formula="of:=RANK([.A10];[.$A$4:.$A$23];0)" office:value-type="float" office:value="9" calcext:value-type="float">
            <text:p>9</text:p>
          </table:table-cell>
          <table:table-cell table:style-name="ce207" office:value-type="float" office:value="7" calcext:value-type="float">
            <text:p>7</text:p>
          </table:table-cell>
          <table:table-cell table:style-name="ce25" office:value-type="float" office:value="0.447604690908572" calcext:value-type="float">
            <text:p>0,447604690908572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DEC2HEX([.Q10])" office:value-type="string" office:string-value="11" calcext:value-type="string">
            <text:p>11</text:p>
          </table:table-cell>
          <table:table-cell table:style-name="ce25" table:formula="of:=RANK([.P10];[.$P$4:.$P$23];0)" office:value-type="float" office:value="13" calcext:value-type="float">
            <text:p>13</text:p>
          </table:table-cell>
          <table:table-cell table:style-name="ce207" office:value-type="float" office:value="7" calcext:value-type="float">
            <text:p>7</text:p>
          </table:table-cell>
          <table:table-cell table:style-name="ce25" office:value-type="float" office:value="0.732411020201756" calcext:value-type="float">
            <text:p>0,7324110202017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0:.AC10])" office:value-type="string" office:string-value="01010010" calcext:value-type="string">
            <text:p>01010010</text:p>
          </table:table-cell>
          <table:table-cell table:style-name="ce276" table:formula="of:=COM.MICROSOFT.CONCAT([.V10];[.W10];[.X10];[.Y10];&quot; &quot;;[.Z10];[.AA10];[.AB10];[.AC10])" office:value-type="string" office:string-value="0101 0010" calcext:value-type="string">
            <text:p>0101 0010</text:p>
          </table:table-cell>
          <table:table-cell table:style-name="ce276" table:formula="of:=HEX2BIN([.AG10])" office:value-type="string" office:string-value="1010010" calcext:value-type="string">
            <text:p>1010010</text:p>
          </table:table-cell>
          <table:table-cell table:style-name="ce276" table:formula="of:=BIN2HEX([.AD10])" office:value-type="string" office:string-value="52" calcext:value-type="string">
            <text:p>52</text:p>
          </table:table-cell>
          <table:table-cell table:style-name="ce25" table:formula="of:=RANK([.U10];[.$U$4:.$U$23];0)" office:value-type="float" office:value="4" calcext:value-type="float">
            <text:p>4</text:p>
          </table:table-cell>
          <table:table-cell table:style-name="ce152" office:value-type="float" office:value="7" calcext:value-type="float">
            <text:p>7</text:p>
          </table:table-cell>
          <table:table-cell/>
          <table:table-cell table:style-name="ce196" table:formula="of:=IF(ISBLANK([$'Bin &lt;=&gt; Dec'.C11]);&quot;&quot;;IF([$'Bin &lt;=&gt; Dec'.C11]=INDEX([$Données.M$1:$Données.M$1048576];[$Données.N11]+3);&quot;VRAI&quot;;&quot;FAUX&quot;))">
            <text:p/>
          </table:table-cell>
          <table:table-cell table:style-name="ce196" table:formula="of:=IF(ISBLANK([$'Bin &lt;=&gt; Dec'.H11]);&quot;&quot;;IF(COUNT(BIN2DEC([$'Bin &lt;=&gt; Dec'.H11]))=0;&quot;FAUX&quot;;IF(BIN2DEC([$'Bin &lt;=&gt; Dec'.H11])=INDEX([$Données.M$1:$Données.M$1048576];[$Données.N21]+3);&quot;VRAI&quot;;&quot;FAUX&quot;)))">
            <text:p/>
          </table:table-cell>
          <table:table-cell table:style-name="ce196" table:formula="of:=IF(ISBLANK([$'Hexa &lt;=&gt; Dec'.C11]);&quot;&quot;;IF([$'Hexa &lt;=&gt; Dec'.C11]=INDEX([$Données.Q$1:$Données.Q$1048576];[$Données.S11]+3);&quot;VRAI&quot;;&quot;FAUX&quot;))">
            <text:p/>
          </table:table-cell>
          <table:table-cell table:style-name="ce196" table:formula="of:=IF(ISBLANK([$'Hexa &lt;=&gt; Dec'.H11]);&quot;&quot;;IF([$'Hexa &lt;=&gt; Dec'.H11]=INDEX([$Données.R$1:$Données.R$1048576];[$Données.S21]+3);&quot;VRAI&quot;;&quot;FAUX&quot;))">
            <text:p/>
          </table:table-cell>
          <table:table-cell table:style-name="ce196" table:formula="of:=IF(ISBLANK([$'Bin &lt;=&gt; Hexa'.C11]);&quot;&quot;;IF([$'Bin &lt;=&gt; Hexa'.C11]=INDEX([$Données.AG$1:$Données.AG$1048576];[$Données.AH11]+3);&quot;VRAI&quot;;&quot;FAUX&quot;))">
            <text:p/>
          </table:table-cell>
          <table:table-cell table:style-name="ce196" table:formula="of:=IF(ISBLANK([$'Bin &lt;=&gt; Hexa'.H11]);&quot;&quot;;IF(COUNT(BIN2DEC([$'Bin &lt;=&gt; Hexa'.H11]))=0;&quot;FAUX&quot;;IF(BIN2HEX([$'Bin &lt;=&gt; Hexa'.H11])=INDEX([$Données.AG$1:$Données.AG$1048576];[$Données.AH21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860568125663522" calcext:value-type="float">
            <text:p>0,86056812566352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11101111" calcext:value-type="string">
            <text:p>11101111</text:p>
          </table:table-cell>
          <table:table-cell table:style-name="ce276" table:formula="of:=COM.MICROSOFT.CONCAT([.B11];[.C11];[.D11];[.E11];&quot; &quot;;[.F11];[.G11];[.H11];[.I11])" office:value-type="string" office:string-value="1110 1111" calcext:value-type="string">
            <text:p>1110 1111</text:p>
          </table:table-cell>
          <table:table-cell table:style-name="ce276" table:formula="of:=DEC2BIN([.M11]; )" office:value-type="string" office:string-value="11101111" calcext:value-type="string">
            <text:p>11101111</text:p>
          </table:table-cell>
          <table:table-cell table:style-name="ce36" table:formula="of:=DECIMAL([.J11];2)" office:value-type="float" office:value="239" calcext:value-type="float">
            <text:p>239</text:p>
          </table:table-cell>
          <table:table-cell table:style-name="ce25" table:formula="of:=RANK([.A11];[.$A$4:.$A$23];0)" office:value-type="float" office:value="4" calcext:value-type="float">
            <text:p>4</text:p>
          </table:table-cell>
          <table:table-cell table:style-name="ce207" office:value-type="float" office:value="8" calcext:value-type="float">
            <text:p>8</text:p>
          </table:table-cell>
          <table:table-cell table:style-name="ce25" office:value-type="float" office:value="0.773683861932693" calcext:value-type="float">
            <text:p>0,773683861932693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DEC2HEX([.Q11])" office:value-type="string" office:string-value="28" calcext:value-type="string">
            <text:p>28</text:p>
          </table:table-cell>
          <table:table-cell table:style-name="ce25" table:formula="of:=RANK([.P11];[.$P$4:.$P$23];0)" office:value-type="float" office:value="8" calcext:value-type="float">
            <text:p>8</text:p>
          </table:table-cell>
          <table:table-cell table:style-name="ce207" office:value-type="float" office:value="8" calcext:value-type="float">
            <text:p>8</text:p>
          </table:table-cell>
          <table:table-cell table:style-name="ce25" office:value-type="float" office:value="0.00295323276253134" calcext:value-type="float">
            <text:p>0,0029532327625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76" table:formula="of:=COM.MICROSOFT.CONCAT([.V11:.AC11])" office:value-type="string" office:string-value="01001111" calcext:value-type="string">
            <text:p>01001111</text:p>
          </table:table-cell>
          <table:table-cell table:style-name="ce276" table:formula="of:=COM.MICROSOFT.CONCAT([.V11];[.W11];[.X11];[.Y11];&quot; &quot;;[.Z11];[.AA11];[.AB11];[.AC11])" office:value-type="string" office:string-value="0100 1111" calcext:value-type="string">
            <text:p>0100 1111</text:p>
          </table:table-cell>
          <table:table-cell table:style-name="ce276" table:formula="of:=HEX2BIN([.AG11])" office:value-type="string" office:string-value="1001111" calcext:value-type="string">
            <text:p>1001111</text:p>
          </table:table-cell>
          <table:table-cell table:style-name="ce276" table:formula="of:=BIN2HEX([.AD11])" office:value-type="string" office:string-value="4F" calcext:value-type="string">
            <text:p>4F</text:p>
          </table:table-cell>
          <table:table-cell table:style-name="ce25" table:formula="of:=RANK([.U11];[.$U$4:.$U$23];0)" office:value-type="float" office:value="20" calcext:value-type="float">
            <text:p>20</text:p>
          </table:table-cell>
          <table:table-cell table:style-name="ce152" office:value-type="float" office:value="8" calcext:value-type="float">
            <text:p>8</text:p>
          </table:table-cell>
          <table:table-cell/>
          <table:table-cell table:style-name="ce195" table:formula="of:=IF(ISBLANK([$'Bin &lt;=&gt; Dec'.C12]);&quot;&quot;;IF([$'Bin &lt;=&gt; Dec'.C12]=INDEX([$Données.M$1:$Données.M$1048576];[$Données.N12]+3);&quot;VRAI&quot;;&quot;FAUX&quot;))">
            <text:p/>
          </table:table-cell>
          <table:table-cell table:style-name="ce195" table:formula="of:=IF(ISBLANK([$'Bin &lt;=&gt; Dec'.H12]);&quot;&quot;;IF(COUNT(BIN2DEC([$'Bin &lt;=&gt; Dec'.H12]))=0;&quot;FAUX&quot;;IF(BIN2DEC([$'Bin &lt;=&gt; Dec'.H12])=INDEX([$Données.M$1:$Données.M$1048576];[$Données.N22]+3);&quot;VRAI&quot;;&quot;FAUX&quot;)))">
            <text:p/>
          </table:table-cell>
          <table:table-cell table:style-name="ce195" table:formula="of:=IF(ISBLANK([$'Hexa &lt;=&gt; Dec'.C12]);&quot;&quot;;IF([$'Hexa &lt;=&gt; Dec'.C12]=INDEX([$Données.Q$1:$Données.Q$1048576];[$Données.S12]+3);&quot;VRAI&quot;;&quot;FAUX&quot;))">
            <text:p/>
          </table:table-cell>
          <table:table-cell table:style-name="ce195" table:formula="of:=IF(ISBLANK([$'Hexa &lt;=&gt; Dec'.H12]);&quot;&quot;;IF([$'Hexa &lt;=&gt; Dec'.H12]=INDEX([$Données.R$1:$Données.R$1048576];[$Données.S22]+3);&quot;VRAI&quot;;&quot;FAUX&quot;))">
            <text:p/>
          </table:table-cell>
          <table:table-cell table:style-name="ce195" table:formula="of:=IF(ISBLANK([$'Bin &lt;=&gt; Hexa'.C12]);&quot;&quot;;IF([$'Bin &lt;=&gt; Hexa'.C12]=INDEX([$Données.AG$1:$Données.AG$1048576];[$Données.AH12]+3);&quot;VRAI&quot;;&quot;FAUX&quot;))">
            <text:p/>
          </table:table-cell>
          <table:table-cell table:style-name="ce195" table:formula="of:=IF(ISBLANK([$'Bin &lt;=&gt; Hexa'.H12]);&quot;&quot;;IF(COUNT(BIN2DEC([$'Bin &lt;=&gt; Hexa'.H12]))=0;&quot;FAUX&quot;;IF(BIN2HEX([$'Bin &lt;=&gt; Hexa'.H12])=INDEX([$Données.AG$1:$Données.AG$1048576];[$Données.AH22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183851877746619" calcext:value-type="float">
            <text:p>0,1838518777466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1111111" calcext:value-type="string">
            <text:p>01111111</text:p>
          </table:table-cell>
          <table:table-cell table:style-name="ce276" table:formula="of:=COM.MICROSOFT.CONCAT([.B12];[.C12];[.D12];[.E12];&quot; &quot;;[.F12];[.G12];[.H12];[.I12])" office:value-type="string" office:string-value="0111 1111" calcext:value-type="string">
            <text:p>0111 1111</text:p>
          </table:table-cell>
          <table:table-cell table:style-name="ce276" table:formula="of:=DEC2BIN([.M12]; )" office:value-type="string" office:string-value="1111111" calcext:value-type="string">
            <text:p>1111111</text:p>
          </table:table-cell>
          <table:table-cell table:style-name="ce36" table:formula="of:=DECIMAL([.J12];2)" office:value-type="float" office:value="127" calcext:value-type="float">
            <text:p>127</text:p>
          </table:table-cell>
          <table:table-cell table:style-name="ce25" table:formula="of:=RANK([.A12];[.$A$4:.$A$23];0)" office:value-type="float" office:value="17" calcext:value-type="float">
            <text:p>17</text:p>
          </table:table-cell>
          <table:table-cell table:style-name="ce207" office:value-type="float" office:value="9" calcext:value-type="float">
            <text:p>9</text:p>
          </table:table-cell>
          <table:table-cell table:style-name="ce25" office:value-type="float" office:value="0.026352085764626" calcext:value-type="float">
            <text:p>0,02635208576462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DEC2HEX([.Q12])" office:value-type="string" office:string-value="DA" calcext:value-type="string">
            <text:p>DA</text:p>
          </table:table-cell>
          <table:table-cell table:style-name="ce25" table:formula="of:=RANK([.P12];[.$P$4:.$P$23];0)" office:value-type="float" office:value="20" calcext:value-type="float">
            <text:p>20</text:p>
          </table:table-cell>
          <table:table-cell table:style-name="ce207" office:value-type="float" office:value="9" calcext:value-type="float">
            <text:p>9</text:p>
          </table:table-cell>
          <table:table-cell table:style-name="ce25" office:value-type="float" office:value="0.770201439561207" calcext:value-type="float">
            <text:p>0,77020143956120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1011000" calcext:value-type="string">
            <text:p>11011000</text:p>
          </table:table-cell>
          <table:table-cell table:style-name="ce276" table:formula="of:=COM.MICROSOFT.CONCAT([.V12];[.W12];[.X12];[.Y12];&quot; &quot;;[.Z12];[.AA12];[.AB12];[.AC12])" office:value-type="string" office:string-value="1101 1000" calcext:value-type="string">
            <text:p>1101 1000</text:p>
          </table:table-cell>
          <table:table-cell table:style-name="ce276" table:formula="of:=HEX2BIN([.AG12])" office:value-type="string" office:string-value="11011000" calcext:value-type="string">
            <text:p>11011000</text:p>
          </table:table-cell>
          <table:table-cell table:style-name="ce276" table:formula="of:=BIN2HEX([.AD12])" office:value-type="string" office:string-value="D8" calcext:value-type="string">
            <text:p>D8</text:p>
          </table:table-cell>
          <table:table-cell table:style-name="ce25" table:formula="of:=RANK([.U12];[.$U$4:.$U$23];0)" office:value-type="float" office:value="3" calcext:value-type="float">
            <text:p>3</text:p>
          </table:table-cell>
          <table:table-cell table:style-name="ce152" office:value-type="float" office:value="9" calcext:value-type="float">
            <text:p>9</text:p>
          </table:table-cell>
          <table:table-cell/>
          <table:table-cell table:style-name="ce196" table:formula="of:=IF(ISBLANK([$'Bin &lt;=&gt; Dec'.C13]);&quot;&quot;;IF([$'Bin &lt;=&gt; Dec'.C13]=INDEX([$Données.M$1:$Données.M$1048576];[$Données.N13]+3);&quot;VRAI&quot;;&quot;FAUX&quot;))">
            <text:p/>
          </table:table-cell>
          <table:table-cell table:style-name="ce196" table:formula="of:=IF(ISBLANK([$'Bin &lt;=&gt; Dec'.H13]);&quot;&quot;;IF(COUNT(BIN2DEC([$'Bin &lt;=&gt; Dec'.H13]))=0;&quot;FAUX&quot;;IF(BIN2DEC([$'Bin &lt;=&gt; Dec'.H13])=INDEX([$Données.M$1:$Données.M$1048576];[$Données.N23]+3);&quot;VRAI&quot;;&quot;FAUX&quot;)))">
            <text:p/>
          </table:table-cell>
          <table:table-cell table:style-name="ce196" table:formula="of:=IF(ISBLANK([$'Hexa &lt;=&gt; Dec'.C13]);&quot;&quot;;IF([$'Hexa &lt;=&gt; Dec'.C13]=INDEX([$Données.Q$1:$Données.Q$1048576];[$Données.S13]+3);&quot;VRAI&quot;;&quot;FAUX&quot;))">
            <text:p/>
          </table:table-cell>
          <table:table-cell table:style-name="ce196" table:formula="of:=IF(ISBLANK([$'Hexa &lt;=&gt; Dec'.H13]);&quot;&quot;;IF([$'Hexa &lt;=&gt; Dec'.H13]=INDEX([$Données.R$1:$Données.R$1048576];[$Données.S23]+3);&quot;VRAI&quot;;&quot;FAUX&quot;))">
            <text:p/>
          </table:table-cell>
          <table:table-cell table:style-name="ce196" table:formula="of:=IF(ISBLANK([$'Bin &lt;=&gt; Hexa'.C13]);&quot;&quot;;IF([$'Bin &lt;=&gt; Hexa'.C13]=INDEX([$Données.AG$1:$Données.AG$1048576];[$Données.AH13]+3);&quot;VRAI&quot;;&quot;FAUX&quot;))">
            <text:p/>
          </table:table-cell>
          <table:table-cell table:style-name="ce196" table:formula="of:=IF(ISBLANK([$'Bin &lt;=&gt; Hexa'.H13]);&quot;&quot;;IF(COUNT(BIN2DEC([$'Bin &lt;=&gt; Hexa'.H13]))=0;&quot;FAUX&quot;;IF(BIN2HEX([$'Bin &lt;=&gt; Hexa'.H13])=INDEX([$Données.AG$1:$Données.AG$1048576];[$Données.AH23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97307517646547" calcext:value-type="float">
            <text:p>0,9730751764654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0111000" calcext:value-type="string">
            <text:p>00111000</text:p>
          </table:table-cell>
          <table:table-cell table:style-name="ce276" table:formula="of:=COM.MICROSOFT.CONCAT([.B13];[.C13];[.D13];[.E13];&quot; &quot;;[.F13];[.G13];[.H13];[.I13])" office:value-type="string" office:string-value="0011 1000" calcext:value-type="string">
            <text:p>0011 1000</text:p>
          </table:table-cell>
          <table:table-cell table:style-name="ce276" table:formula="of:=DEC2BIN([.M13]; )" office:value-type="string" office:string-value="111000" calcext:value-type="string">
            <text:p>111000</text:p>
          </table:table-cell>
          <table:table-cell table:style-name="ce36" table:formula="of:=DECIMAL([.J13];2)" office:value-type="float" office:value="56" calcext:value-type="float">
            <text:p>56</text:p>
          </table:table-cell>
          <table:table-cell table:style-name="ce25" table:formula="of:=RANK([.A13];[.$A$4:.$A$23];0)" office:value-type="float" office:value="2" calcext:value-type="float">
            <text:p>2</text:p>
          </table:table-cell>
          <table:table-cell table:style-name="ce207" office:value-type="float" office:value="10" calcext:value-type="float">
            <text:p>10</text:p>
          </table:table-cell>
          <table:table-cell table:style-name="ce25" office:value-type="float" office:value="0.910534990103584" calcext:value-type="float">
            <text:p>0,91053499010358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DEC2HEX([.Q13])" office:value-type="string" office:string-value="B0" calcext:value-type="string">
            <text:p>B0</text:p>
          </table:table-cell>
          <table:table-cell table:style-name="ce25" table:formula="of:=RANK([.P13];[.$P$4:.$P$23];0)" office:value-type="float" office:value="3" calcext:value-type="float">
            <text:p>3</text:p>
          </table:table-cell>
          <table:table-cell table:style-name="ce207" office:value-type="float" office:value="10" calcext:value-type="float">
            <text:p>10</text:p>
          </table:table-cell>
          <table:table-cell table:style-name="ce25" office:value-type="float" office:value="0.0960195675439914" calcext:value-type="float">
            <text:p>0,09601956754399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11100110" calcext:value-type="string">
            <text:p>11100110</text:p>
          </table:table-cell>
          <table:table-cell table:style-name="ce276" table:formula="of:=COM.MICROSOFT.CONCAT([.V13];[.W13];[.X13];[.Y13];&quot; &quot;;[.Z13];[.AA13];[.AB13];[.AC13])" office:value-type="string" office:string-value="1110 0110" calcext:value-type="string">
            <text:p>1110 0110</text:p>
          </table:table-cell>
          <table:table-cell table:style-name="ce276" table:formula="of:=HEX2BIN([.AG13])" office:value-type="string" office:string-value="11100110" calcext:value-type="string">
            <text:p>11100110</text:p>
          </table:table-cell>
          <table:table-cell table:style-name="ce276" table:formula="of:=BIN2HEX([.AD13])" office:value-type="string" office:string-value="E6" calcext:value-type="string">
            <text:p>E6</text:p>
          </table:table-cell>
          <table:table-cell table:style-name="ce25" table:formula="of:=RANK([.U13];[.$U$4:.$U$23];0)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29"/>
        </table:table-row>
        <table:table-row table:style-name="ro5">
          <table:table-cell table:style-name="ce26" office:value-type="float" office:value="0.479878600543782" calcext:value-type="float">
            <text:p>0,479878600543782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11110011" calcext:value-type="string">
            <text:p>11110011</text:p>
          </table:table-cell>
          <table:table-cell table:style-name="ce277" table:formula="of:=COM.MICROSOFT.CONCAT([.B14];[.C14];[.D14];[.E14];&quot; &quot;;[.F14];[.G14];[.H14];[.I14])" office:value-type="string" office:string-value="1111 0011" calcext:value-type="string">
            <text:p>1111 0011</text:p>
          </table:table-cell>
          <table:table-cell table:style-name="ce277" table:formula="of:=DEC2BIN([.M14]; )" office:value-type="string" office:string-value="11110011" calcext:value-type="string">
            <text:p>11110011</text:p>
          </table:table-cell>
          <table:table-cell table:style-name="ce37" table:formula="of:=DECIMAL([.J14];2)" office:value-type="float" office:value="243" calcext:value-type="float">
            <text:p>243</text:p>
          </table:table-cell>
          <table:table-cell table:style-name="ce26" table:formula="of:=RANK([.A14];[.$A$4:.$A$23];0)" office:value-type="float" office:value="12" calcext:value-type="float">
            <text:p>12</text:p>
          </table:table-cell>
          <table:table-cell table:style-name="ce207" office:value-type="float" office:value="11" calcext:value-type="float">
            <text:p>11</text:p>
          </table:table-cell>
          <table:table-cell table:style-name="ce26" office:value-type="float" office:value="0.438770710638074" calcext:value-type="float">
            <text:p>0,438770710638074</text:p>
          </table:table-cell>
          <table:table-cell table:style-name="ce26" office:value-type="float" office:value="41" calcext:value-type="float">
            <text:p>41</text:p>
          </table:table-cell>
          <table:table-cell table:style-name="ce26" table:formula="of:=DEC2HEX([.Q14])" office:value-type="string" office:string-value="29" calcext:value-type="string">
            <text:p>29</text:p>
          </table:table-cell>
          <table:table-cell table:style-name="ce26" table:formula="of:=RANK([.P14];[.$P$4:.$P$23];0)" office:value-type="float" office:value="14" calcext:value-type="float">
            <text:p>14</text:p>
          </table:table-cell>
          <table:table-cell table:style-name="ce207" office:value-type="float" office:value="11" calcext:value-type="float">
            <text:p>11</text:p>
          </table:table-cell>
          <table:table-cell table:style-name="ce26" office:value-type="float" office:value="0.634941837175869" calcext:value-type="float">
            <text:p>0,63494183717586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00111001" calcext:value-type="string">
            <text:p>00111001</text:p>
          </table:table-cell>
          <table:table-cell table:style-name="ce277" table:formula="of:=COM.MICROSOFT.CONCAT([.V14];[.W14];[.X14];[.Y14];&quot; &quot;;[.Z14];[.AA14];[.AB14];[.AC14])" office:value-type="string" office:string-value="0011 1001" calcext:value-type="string">
            <text:p>0011 1001</text:p>
          </table:table-cell>
          <table:table-cell table:style-name="ce277" table:formula="of:=HEX2BIN([.AG14])" office:value-type="string" office:string-value="111001" calcext:value-type="string">
            <text:p>111001</text:p>
          </table:table-cell>
          <table:table-cell table:style-name="ce277" table:formula="of:=BIN2HEX([.AD14])" office:value-type="string" office:string-value="39" calcext:value-type="string">
            <text:p>39</text:p>
          </table:table-cell>
          <table:table-cell table:style-name="ce26" table:formula="of:=RANK([.U14];[.$U$4:.$U$23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/>
          <table:table-cell table:style-name="ce19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number-columns-repeated="22"/>
        </table:table-row>
        <table:table-row table:style-name="ro5">
          <table:table-cell table:style-name="ce26" office:value-type="float" office:value="0.178778037982316" calcext:value-type="float">
            <text:p>0,1787780379823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1001001" calcext:value-type="string">
            <text:p>01001001</text:p>
          </table:table-cell>
          <table:table-cell table:style-name="ce277" table:formula="of:=COM.MICROSOFT.CONCAT([.B15];[.C15];[.D15];[.E15];&quot; &quot;;[.F15];[.G15];[.H15];[.I15])" office:value-type="string" office:string-value="0100 1001" calcext:value-type="string">
            <text:p>0100 1001</text:p>
          </table:table-cell>
          <table:table-cell table:style-name="ce277" table:formula="of:=DEC2BIN([.M15]; )" office:value-type="string" office:string-value="1001001" calcext:value-type="string">
            <text:p>1001001</text:p>
          </table:table-cell>
          <table:table-cell table:style-name="ce37" table:formula="of:=DECIMAL([.J15];2)" office:value-type="float" office:value="73" calcext:value-type="float">
            <text:p>73</text:p>
          </table:table-cell>
          <table:table-cell table:style-name="ce26" table:formula="of:=RANK([.A15];[.$A$4:.$A$23];0)" office:value-type="float" office:value="18" calcext:value-type="float">
            <text:p>18</text:p>
          </table:table-cell>
          <table:table-cell table:style-name="ce207" office:value-type="float" office:value="12" calcext:value-type="float">
            <text:p>12</text:p>
          </table:table-cell>
          <table:table-cell table:style-name="ce26" office:value-type="float" office:value="0.98240360059715" calcext:value-type="float">
            <text:p>0,9824036005971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DEC2HEX([.Q15])" office:value-type="string" office:string-value="86" calcext:value-type="string">
            <text:p>86</text:p>
          </table:table-cell>
          <table:table-cell table:style-name="ce26" table:formula="of:=RANK([.P15];[.$P$4:.$P$23];0)" office:value-type="float" office:value="1" calcext:value-type="float">
            <text:p>1</text:p>
          </table:table-cell>
          <table:table-cell table:style-name="ce207" office:value-type="float" office:value="12" calcext:value-type="float">
            <text:p>12</text:p>
          </table:table-cell>
          <table:table-cell table:style-name="ce26" office:value-type="float" office:value="0.27361173939652" calcext:value-type="float">
            <text:p>0,2736117393965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0111110" calcext:value-type="string">
            <text:p>00111110</text:p>
          </table:table-cell>
          <table:table-cell table:style-name="ce277" table:formula="of:=COM.MICROSOFT.CONCAT([.V15];[.W15];[.X15];[.Y15];&quot; &quot;;[.Z15];[.AA15];[.AB15];[.AC15])" office:value-type="string" office:string-value="0011 1110" calcext:value-type="string">
            <text:p>0011 1110</text:p>
          </table:table-cell>
          <table:table-cell table:style-name="ce277" table:formula="of:=HEX2BIN([.AG15])" office:value-type="string" office:string-value="111110" calcext:value-type="string">
            <text:p>111110</text:p>
          </table:table-cell>
          <table:table-cell table:style-name="ce277" table:formula="of:=BIN2HEX([.AD15])" office:value-type="string" office:string-value="3E" calcext:value-type="string">
            <text:p>3E</text:p>
          </table:table-cell>
          <table:table-cell table:style-name="ce26" table:formula="of:=RANK([.U15];[.$U$4:.$U$23];0)" office:value-type="float" office:value="16" calcext:value-type="float">
            <text:p>16</text:p>
          </table:table-cell>
          <table:table-cell table:style-name="ce152" office:value-type="float" office:value="12" calcext:value-type="float">
            <text:p>12</text:p>
          </table:table-cell>
          <table:table-cell/>
          <table:table-cell table:style-name="ce207" table:formula="of:=IF(COUNTIF([.AK3:.AL12];&quot;VRAI&quot;)-0.5*COUNTIF([.AK3:.AL12];&quot;FAUX&quot;)&lt;0;0;COUNTIF([.AK3:.AL12];&quot;VRAI&quot;)-0.5*COUNTIF([.AK3:.AL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L3:.AM12];&quot;VRAI&quot;)-0.5*COUNTIF([.AL3:.AM12];&quot;FAUX&quot;)&lt;0;0;COUNTIF([.AL3:.AM12];&quot;VRAI&quot;)-0.5*COUNTIF([.AL3:.AM12];&quot;FAUX&quot;))" office:value-type="float" office:value="0" calcext:value-type="float">
            <text:p>0</text:p>
          </table:covered-table-cell>
          <table:table-cell table:style-name="ce207" table:formula="of:=IF(COUNTIF([.AM3:.AN12];&quot;VRAI&quot;)-0.5*COUNTIF([.AM3:.AN12];&quot;FAUX&quot;)&lt;0;0;COUNTIF([.AM3:.AN12];&quot;VRAI&quot;)-0.5*COUNTIF([.AM3:.AN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N3:.AO12];&quot;VRAI&quot;)-0.5*COUNTIF([.AN3:.AO12];&quot;FAUX&quot;)&lt;0;0;COUNTIF([.AN3:.AO12];&quot;VRAI&quot;)-0.5*COUNTIF([.AN3:.AO12];&quot;FAUX&quot;))" office:value-type="float" office:value="0" calcext:value-type="float">
            <text:p>0</text:p>
          </table:covered-table-cell>
          <table:table-cell table:style-name="ce207" table:formula="of:=IF(COUNTIF([.AO3:.AP12];&quot;VRAI&quot;)-0.5*COUNTIF([.AO3:.AP12];&quot;FAUX&quot;)&lt;0;0;COUNTIF([.AO3:.AP12];&quot;VRAI&quot;)-0.5*COUNTIF([.AO3:.AP12];&quot;FAUX&quot;)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number-columns-repeated="22"/>
        </table:table-row>
        <table:table-row table:style-name="ro5">
          <table:table-cell table:style-name="ce26" office:value-type="float" office:value="0.544177407892568" calcext:value-type="float">
            <text:p>0,54417740789256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0110100" calcext:value-type="string">
            <text:p>00110100</text:p>
          </table:table-cell>
          <table:table-cell table:style-name="ce277" table:formula="of:=COM.MICROSOFT.CONCAT([.B16];[.C16];[.D16];[.E16];&quot; &quot;;[.F16];[.G16];[.H16];[.I16])" office:value-type="string" office:string-value="0011 0100" calcext:value-type="string">
            <text:p>0011 0100</text:p>
          </table:table-cell>
          <table:table-cell table:style-name="ce277" table:formula="of:=DEC2BIN([.M16]; )" office:value-type="string" office:string-value="110100" calcext:value-type="string">
            <text:p>110100</text:p>
          </table:table-cell>
          <table:table-cell table:style-name="ce37" table:formula="of:=DECIMAL([.J16];2)" office:value-type="float" office:value="52" calcext:value-type="float">
            <text:p>52</text:p>
          </table:table-cell>
          <table:table-cell table:style-name="ce26" table:formula="of:=RANK([.A16];[.$A$4:.$A$23];0)" office:value-type="float" office:value="11" calcext:value-type="float">
            <text:p>11</text:p>
          </table:table-cell>
          <table:table-cell table:style-name="ce207" office:value-type="float" office:value="13" calcext:value-type="float">
            <text:p>13</text:p>
          </table:table-cell>
          <table:table-cell table:style-name="ce26" office:value-type="float" office:value="0.711673372893197" calcext:value-type="float">
            <text:p>0,71167337289319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table:formula="of:=DEC2HEX([.Q16])" office:value-type="string" office:string-value="DF" calcext:value-type="string">
            <text:p>DF</text:p>
          </table:table-cell>
          <table:table-cell table:style-name="ce26" table:formula="of:=RANK([.P16];[.$P$4:.$P$23];0)" office:value-type="float" office:value="9" calcext:value-type="float">
            <text:p>9</text:p>
          </table:table-cell>
          <table:table-cell table:style-name="ce207" office:value-type="float" office:value="13" calcext:value-type="float">
            <text:p>13</text:p>
          </table:table-cell>
          <table:table-cell table:style-name="ce26" office:value-type="float" office:value="0.529476938769723" calcext:value-type="float">
            <text:p>0,52947693876972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6:.AC16])" office:value-type="string" office:string-value="01111110" calcext:value-type="string">
            <text:p>01111110</text:p>
          </table:table-cell>
          <table:table-cell table:style-name="ce277" table:formula="of:=COM.MICROSOFT.CONCAT([.V16];[.W16];[.X16];[.Y16];&quot; &quot;;[.Z16];[.AA16];[.AB16];[.AC16])" office:value-type="string" office:string-value="0111 1110" calcext:value-type="string">
            <text:p>0111 1110</text:p>
          </table:table-cell>
          <table:table-cell table:style-name="ce277" table:formula="of:=HEX2BIN([.AG16])" office:value-type="string" office:string-value="1111110" calcext:value-type="string">
            <text:p>1111110</text:p>
          </table:table-cell>
          <table:table-cell table:style-name="ce277" table:formula="of:=BIN2HEX([.AD16])" office:value-type="string" office:string-value="7E" calcext:value-type="string">
            <text:p>7E</text:p>
          </table:table-cell>
          <table:table-cell table:style-name="ce26" table:formula="of:=RANK([.U16];[.$U$4:.$U$23];0)" office:value-type="float" office:value="11" calcext:value-type="float">
            <text:p>11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29"/>
        </table:table-row>
        <table:table-row table:style-name="ro5">
          <table:table-cell table:style-name="ce26" office:value-type="float" office:value="0.832289615480372" calcext:value-type="float">
            <text:p>0,83228961548037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01110111" calcext:value-type="string">
            <text:p>01110111</text:p>
          </table:table-cell>
          <table:table-cell table:style-name="ce277" table:formula="of:=COM.MICROSOFT.CONCAT([.B17];[.C17];[.D17];[.E17];&quot; &quot;;[.F17];[.G17];[.H17];[.I17])" office:value-type="string" office:string-value="0111 0111" calcext:value-type="string">
            <text:p>0111 0111</text:p>
          </table:table-cell>
          <table:table-cell table:style-name="ce277" table:formula="of:=DEC2BIN([.M17]; )" office:value-type="string" office:string-value="1110111" calcext:value-type="string">
            <text:p>1110111</text:p>
          </table:table-cell>
          <table:table-cell table:style-name="ce37" table:formula="of:=DECIMAL([.J17];2)" office:value-type="float" office:value="119" calcext:value-type="float">
            <text:p>119</text:p>
          </table:table-cell>
          <table:table-cell table:style-name="ce26" table:formula="of:=RANK([.A17];[.$A$4:.$A$23];0)" office:value-type="float" office:value="5" calcext:value-type="float">
            <text:p>5</text:p>
          </table:table-cell>
          <table:table-cell table:style-name="ce207" office:value-type="float" office:value="14" calcext:value-type="float">
            <text:p>14</text:p>
          </table:table-cell>
          <table:table-cell table:style-name="ce26" office:value-type="float" office:value="0.637028831115739" calcext:value-type="float">
            <text:p>0,63702883111573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table:formula="of:=DEC2HEX([.Q17])" office:value-type="string" office:string-value="6C" calcext:value-type="string">
            <text:p>6C</text:p>
          </table:table-cell>
          <table:table-cell table:style-name="ce26" table:formula="of:=RANK([.P17];[.$P$4:.$P$23];0)" office:value-type="float" office:value="11" calcext:value-type="float">
            <text:p>11</text:p>
          </table:table-cell>
          <table:table-cell table:style-name="ce207" office:value-type="float" office:value="14" calcext:value-type="float">
            <text:p>14</text:p>
          </table:table-cell>
          <table:table-cell table:style-name="ce26" office:value-type="float" office:value="0.664586833782266" calcext:value-type="float">
            <text:p>0,6645868337822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7:.AC17])" office:value-type="string" office:string-value="01000010" calcext:value-type="string">
            <text:p>01000010</text:p>
          </table:table-cell>
          <table:table-cell table:style-name="ce277" table:formula="of:=COM.MICROSOFT.CONCAT([.V17];[.W17];[.X17];[.Y17];&quot; &quot;;[.Z17];[.AA17];[.AB17];[.AC17])" office:value-type="string" office:string-value="0100 0010" calcext:value-type="string">
            <text:p>0100 0010</text:p>
          </table:table-cell>
          <table:table-cell table:style-name="ce277" table:formula="of:=HEX2BIN([.AG17])" office:value-type="string" office:string-value="1000010" calcext:value-type="string">
            <text:p>1000010</text:p>
          </table:table-cell>
          <table:table-cell table:style-name="ce277" table:formula="of:=BIN2HEX([.AD17])" office:value-type="string" office:string-value="42" calcext:value-type="string">
            <text:p>42</text:p>
          </table:table-cell>
          <table:table-cell table:style-name="ce26" table:formula="of:=RANK([.U17];[.$U$4:.$U$23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29"/>
        </table:table-row>
        <table:table-row table:style-name="ro5">
          <table:table-cell table:style-name="ce26" office:value-type="float" office:value="0.584998901703959" calcext:value-type="float">
            <text:p>0,5849989017039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11111" calcext:value-type="string">
            <text:p>01011111</text:p>
          </table:table-cell>
          <table:table-cell table:style-name="ce277" table:formula="of:=COM.MICROSOFT.CONCAT([.B18];[.C18];[.D18];[.E18];&quot; &quot;;[.F18];[.G18];[.H18];[.I18])" office:value-type="string" office:string-value="0101 1111" calcext:value-type="string">
            <text:p>0101 1111</text:p>
          </table:table-cell>
          <table:table-cell table:style-name="ce277" table:formula="of:=DEC2BIN([.M18]; )" office:value-type="string" office:string-value="1011111" calcext:value-type="string">
            <text:p>1011111</text:p>
          </table:table-cell>
          <table:table-cell table:style-name="ce37" table:formula="of:=DECIMAL([.J18];2)" office:value-type="float" office:value="95" calcext:value-type="float">
            <text:p>95</text:p>
          </table:table-cell>
          <table:table-cell table:style-name="ce26" table:formula="of:=RANK([.A18];[.$A$4:.$A$23];0)" office:value-type="float" office:value="10" calcext:value-type="float">
            <text:p>10</text:p>
          </table:table-cell>
          <table:table-cell table:style-name="ce207" office:value-type="float" office:value="15" calcext:value-type="float">
            <text:p>15</text:p>
          </table:table-cell>
          <table:table-cell table:style-name="ce26" office:value-type="float" office:value="0.823471634353676" calcext:value-type="float">
            <text:p>0,823471634353676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formula="of:=DEC2HEX([.Q18])" office:value-type="string" office:string-value="2E" calcext:value-type="string">
            <text:p>2E</text:p>
          </table:table-cell>
          <table:table-cell table:style-name="ce26" table:formula="of:=RANK([.P18];[.$P$4:.$P$23];0)" office:value-type="float" office:value="6" calcext:value-type="float">
            <text:p>6</text:p>
          </table:table-cell>
          <table:table-cell table:style-name="ce207" office:value-type="float" office:value="15" calcext:value-type="float">
            <text:p>15</text:p>
          </table:table-cell>
          <table:table-cell table:style-name="ce26" office:value-type="float" office:value="0.334785431375174" calcext:value-type="float">
            <text:p>0,334785431375174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11101110" calcext:value-type="string">
            <text:p>11101110</text:p>
          </table:table-cell>
          <table:table-cell table:style-name="ce277" table:formula="of:=COM.MICROSOFT.CONCAT([.V18];[.W18];[.X18];[.Y18];&quot; &quot;;[.Z18];[.AA18];[.AB18];[.AC18])" office:value-type="string" office:string-value="1110 1110" calcext:value-type="string">
            <text:p>1110 1110</text:p>
          </table:table-cell>
          <table:table-cell table:style-name="ce277" table:formula="of:=HEX2BIN([.AG18])" office:value-type="string" office:string-value="11101110" calcext:value-type="string">
            <text:p>11101110</text:p>
          </table:table-cell>
          <table:table-cell table:style-name="ce277" table:formula="of:=BIN2HEX([.AD18])" office:value-type="string" office:string-value="EE" calcext:value-type="string">
            <text:p>EE</text:p>
          </table:table-cell>
          <table:table-cell table:style-name="ce26" table:formula="of:=RANK([.U18];[.$U$4:.$U$23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9"/>
        </table:table-row>
        <table:table-row table:style-name="ro5">
          <table:table-cell table:style-name="ce27" office:value-type="float" office:value="0.30759824350441" calcext:value-type="float">
            <text:p>0,3075982435044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00000111" calcext:value-type="string">
            <text:p>00000111</text:p>
          </table:table-cell>
          <table:table-cell table:style-name="ce278" table:formula="of:=COM.MICROSOFT.CONCAT([.B19];[.C19];[.D19];[.E19];&quot; &quot;;[.F19];[.G19];[.H19];[.I19])" office:value-type="string" office:string-value="0000 0111" calcext:value-type="string">
            <text:p>0000 0111</text:p>
          </table:table-cell>
          <table:table-cell table:style-name="ce278" table:formula="of:=DEC2BIN([.M19]; )" office:value-type="string" office:string-value="111" calcext:value-type="string">
            <text:p>111</text:p>
          </table:table-cell>
          <table:table-cell table:style-name="ce38" table:formula="of:=DECIMAL([.J19];2)" office:value-type="float" office:value="7" calcext:value-type="float">
            <text:p>7</text:p>
          </table:table-cell>
          <table:table-cell table:style-name="ce27" table:formula="of:=RANK([.A19];[.$A$4:.$A$23];0)" office:value-type="float" office:value="14" calcext:value-type="float">
            <text:p>14</text:p>
          </table:table-cell>
          <table:table-cell table:style-name="ce207" office:value-type="float" office:value="16" calcext:value-type="float">
            <text:p>16</text:p>
          </table:table-cell>
          <table:table-cell table:style-name="ce27" office:value-type="float" office:value="0.827775152786944" calcext:value-type="float">
            <text:p>0,82777515278694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table:formula="of:=DEC2HEX([.Q19])" office:value-type="string" office:string-value="7E" calcext:value-type="string">
            <text:p>7E</text:p>
          </table:table-cell>
          <table:table-cell table:style-name="ce27" table:formula="of:=RANK([.P19];[.$P$4:.$P$23];0)" office:value-type="float" office:value="5" calcext:value-type="float">
            <text:p>5</text:p>
          </table:table-cell>
          <table:table-cell table:style-name="ce207" office:value-type="float" office:value="16" calcext:value-type="float">
            <text:p>16</text:p>
          </table:table-cell>
          <table:table-cell table:style-name="ce27" office:value-type="float" office:value="0.658723002419819" calcext:value-type="float">
            <text:p>0,65872300241981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10010111" calcext:value-type="string">
            <text:p>10010111</text:p>
          </table:table-cell>
          <table:table-cell table:style-name="ce278" table:formula="of:=COM.MICROSOFT.CONCAT([.V19];[.W19];[.X19];[.Y19];&quot; &quot;;[.Z19];[.AA19];[.AB19];[.AC19])" office:value-type="string" office:string-value="1001 0111" calcext:value-type="string">
            <text:p>1001 0111</text:p>
          </table:table-cell>
          <table:table-cell table:style-name="ce278" table:formula="of:=HEX2BIN([.AG19])" office:value-type="string" office:string-value="10010111" calcext:value-type="string">
            <text:p>10010111</text:p>
          </table:table-cell>
          <table:table-cell table:style-name="ce278" table:formula="of:=BIN2HEX([.AD19])" office:value-type="string" office:string-value="97" calcext:value-type="string">
            <text:p>97</text:p>
          </table:table-cell>
          <table:table-cell table:style-name="ce27" table:formula="of:=RANK([.U19];[.$U$4:.$U$23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29"/>
        </table:table-row>
        <table:table-row table:style-name="ro5">
          <table:table-cell table:style-name="ce27" office:value-type="float" office:value="0.290011822553355" calcext:value-type="float">
            <text:p>0,2900118225533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1010010" calcext:value-type="string">
            <text:p>01010010</text:p>
          </table:table-cell>
          <table:table-cell table:style-name="ce278" table:formula="of:=COM.MICROSOFT.CONCAT([.B20];[.C20];[.D20];[.E20];&quot; &quot;;[.F20];[.G20];[.H20];[.I20])" office:value-type="string" office:string-value="0101 0010" calcext:value-type="string">
            <text:p>0101 0010</text:p>
          </table:table-cell>
          <table:table-cell table:style-name="ce278" table:formula="of:=DEC2BIN([.M20]; )" office:value-type="string" office:string-value="1010010" calcext:value-type="string">
            <text:p>1010010</text:p>
          </table:table-cell>
          <table:table-cell table:style-name="ce38" table:formula="of:=DECIMAL([.J20];2)" office:value-type="float" office:value="82" calcext:value-type="float">
            <text:p>82</text:p>
          </table:table-cell>
          <table:table-cell table:style-name="ce27" table:formula="of:=RANK([.A20];[.$A$4:.$A$23];0)" office:value-type="float" office:value="15" calcext:value-type="float">
            <text:p>15</text:p>
          </table:table-cell>
          <table:table-cell table:style-name="ce207" office:value-type="float" office:value="17" calcext:value-type="float">
            <text:p>17</text:p>
          </table:table-cell>
          <table:table-cell table:style-name="ce27" office:value-type="float" office:value="0.56478564302047" calcext:value-type="float">
            <text:p>0,564785643020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DEC2HEX([.Q20])" office:value-type="string" office:string-value="E" calcext:value-type="string">
            <text:p>E</text:p>
          </table:table-cell>
          <table:table-cell table:style-name="ce27" table:formula="of:=RANK([.P20];[.$P$4:.$P$23];0)" office:value-type="float" office:value="12" calcext:value-type="float">
            <text:p>12</text:p>
          </table:table-cell>
          <table:table-cell table:style-name="ce207" office:value-type="float" office:value="17" calcext:value-type="float">
            <text:p>17</text:p>
          </table:table-cell>
          <table:table-cell table:style-name="ce27" office:value-type="float" office:value="0.573998025273503" calcext:value-type="float">
            <text:p>0,57399802527350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11001010" calcext:value-type="string">
            <text:p>11001010</text:p>
          </table:table-cell>
          <table:table-cell table:style-name="ce278" table:formula="of:=COM.MICROSOFT.CONCAT([.V20];[.W20];[.X20];[.Y20];&quot; &quot;;[.Z20];[.AA20];[.AB20];[.AC20])" office:value-type="string" office:string-value="1100 1010" calcext:value-type="string">
            <text:p>1100 1010</text:p>
          </table:table-cell>
          <table:table-cell table:style-name="ce278" table:formula="of:=HEX2BIN([.AG20])" office:value-type="string" office:string-value="11001010" calcext:value-type="string">
            <text:p>11001010</text:p>
          </table:table-cell>
          <table:table-cell table:style-name="ce278" table:formula="of:=BIN2HEX([.AD20])" office:value-type="string" office:string-value="CA" calcext:value-type="string">
            <text:p>CA</text:p>
          </table:table-cell>
          <table:table-cell table:style-name="ce27" table:formula="of:=RANK([.U20];[.$U$4:.$U$23];0)" office:value-type="float" office:value="10" calcext:value-type="float">
            <text:p>1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29"/>
        </table:table-row>
        <table:table-row table:style-name="ro5">
          <table:table-cell table:style-name="ce27" office:value-type="float" office:value="0.244592586669867" calcext:value-type="float">
            <text:p>0,24459258666986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10111000" calcext:value-type="string">
            <text:p>10111000</text:p>
          </table:table-cell>
          <table:table-cell table:style-name="ce278" table:formula="of:=COM.MICROSOFT.CONCAT([.B21];[.C21];[.D21];[.E21];&quot; &quot;;[.F21];[.G21];[.H21];[.I21])" office:value-type="string" office:string-value="1011 1000" calcext:value-type="string">
            <text:p>1011 1000</text:p>
          </table:table-cell>
          <table:table-cell table:style-name="ce278" table:formula="of:=DEC2BIN([.M21]; )" office:value-type="string" office:string-value="10111000" calcext:value-type="string">
            <text:p>10111000</text:p>
          </table:table-cell>
          <table:table-cell table:style-name="ce38" table:formula="of:=DECIMAL([.J21];2)" office:value-type="float" office:value="184" calcext:value-type="float">
            <text:p>184</text:p>
          </table:table-cell>
          <table:table-cell table:style-name="ce27" table:formula="of:=RANK([.A21];[.$A$4:.$A$23];0)" office:value-type="float" office:value="16" calcext:value-type="float">
            <text:p>16</text:p>
          </table:table-cell>
          <table:table-cell table:style-name="ce207" office:value-type="float" office:value="18" calcext:value-type="float">
            <text:p>18</text:p>
          </table:table-cell>
          <table:table-cell table:style-name="ce27" office:value-type="float" office:value="0.399364192274063" calcext:value-type="float">
            <text:p>0,39936419227406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table:formula="of:=DEC2HEX([.Q21])" office:value-type="string" office:string-value="F1" calcext:value-type="string">
            <text:p>F1</text:p>
          </table:table-cell>
          <table:table-cell table:style-name="ce27" table:formula="of:=RANK([.P21];[.$P$4:.$P$23];0)" office:value-type="float" office:value="15" calcext:value-type="float">
            <text:p>15</text:p>
          </table:table-cell>
          <table:table-cell table:style-name="ce207" office:value-type="float" office:value="18" calcext:value-type="float">
            <text:p>18</text:p>
          </table:table-cell>
          <table:table-cell table:style-name="ce27" office:value-type="float" office:value="0.810869286834484" calcext:value-type="float">
            <text:p>0,81086928683448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8" table:formula="of:=COM.MICROSOFT.CONCAT([.V21:.AC21])" office:value-type="string" office:string-value="01111111" calcext:value-type="string">
            <text:p>01111111</text:p>
          </table:table-cell>
          <table:table-cell table:style-name="ce278" table:formula="of:=COM.MICROSOFT.CONCAT([.V21];[.W21];[.X21];[.Y21];&quot; &quot;;[.Z21];[.AA21];[.AB21];[.AC21])" office:value-type="string" office:string-value="0111 1111" calcext:value-type="string">
            <text:p>0111 1111</text:p>
          </table:table-cell>
          <table:table-cell table:style-name="ce278" table:formula="of:=HEX2BIN([.AG21])" office:value-type="string" office:string-value="1111111" calcext:value-type="string">
            <text:p>1111111</text:p>
          </table:table-cell>
          <table:table-cell table:style-name="ce278" table:formula="of:=BIN2HEX([.AD21])" office:value-type="string" office:string-value="7F" calcext:value-type="string">
            <text:p>7F</text:p>
          </table:table-cell>
          <table:table-cell table:style-name="ce27" table:formula="of:=RANK([.U21];[.$U$4:.$U$23];0)" office:value-type="float" office:value="2" calcext:value-type="float">
            <text:p>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29"/>
        </table:table-row>
        <table:table-row table:style-name="ro5">
          <table:table-cell table:style-name="ce27" office:value-type="float" office:value="0.989933006940757" calcext:value-type="float">
            <text:p>0,98993300694075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0011110" calcext:value-type="string">
            <text:p>10011110</text:p>
          </table:table-cell>
          <table:table-cell table:style-name="ce278" table:formula="of:=COM.MICROSOFT.CONCAT([.B22];[.C22];[.D22];[.E22];&quot; &quot;;[.F22];[.G22];[.H22];[.I22])" office:value-type="string" office:string-value="1001 1110" calcext:value-type="string">
            <text:p>1001 1110</text:p>
          </table:table-cell>
          <table:table-cell table:style-name="ce278" table:formula="of:=DEC2BIN([.M22]; )" office:value-type="string" office:string-value="10011110" calcext:value-type="string">
            <text:p>10011110</text:p>
          </table:table-cell>
          <table:table-cell table:style-name="ce38" table:formula="of:=DECIMAL([.J22];2)" office:value-type="float" office:value="158" calcext:value-type="float">
            <text:p>158</text:p>
          </table:table-cell>
          <table:table-cell table:style-name="ce27" table:formula="of:=RANK([.A22];[.$A$4:.$A$23];0)" office:value-type="float" office:value="1" calcext:value-type="float">
            <text:p>1</text:p>
          </table:table-cell>
          <table:table-cell table:style-name="ce207" office:value-type="float" office:value="19" calcext:value-type="float">
            <text:p>19</text:p>
          </table:table-cell>
          <table:table-cell table:style-name="ce27" office:value-type="float" office:value="0.184467403496867" calcext:value-type="float">
            <text:p>0,1844674034968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DEC2HEX([.Q22])" office:value-type="string" office:string-value="5B" calcext:value-type="string">
            <text:p>5B</text:p>
          </table:table-cell>
          <table:table-cell table:style-name="ce27" table:formula="of:=RANK([.P22];[.$P$4:.$P$23];0)" office:value-type="float" office:value="17" calcext:value-type="float">
            <text:p>17</text:p>
          </table:table-cell>
          <table:table-cell table:style-name="ce207" office:value-type="float" office:value="19" calcext:value-type="float">
            <text:p>19</text:p>
          </table:table-cell>
          <table:table-cell table:style-name="ce27" office:value-type="float" office:value="0.422312032920362" calcext:value-type="float">
            <text:p>0,42231203292036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10101" calcext:value-type="string">
            <text:p>00110101</text:p>
          </table:table-cell>
          <table:table-cell table:style-name="ce278" table:formula="of:=COM.MICROSOFT.CONCAT([.V22];[.W22];[.X22];[.Y22];&quot; &quot;;[.Z22];[.AA22];[.AB22];[.AC22])" office:value-type="string" office:string-value="0011 0101" calcext:value-type="string">
            <text:p>0011 0101</text:p>
          </table:table-cell>
          <table:table-cell table:style-name="ce278" table:formula="of:=HEX2BIN([.AG22])" office:value-type="string" office:string-value="110101" calcext:value-type="string">
            <text:p>110101</text:p>
          </table:table-cell>
          <table:table-cell table:style-name="ce278" table:formula="of:=BIN2HEX([.AD22])" office:value-type="string" office:string-value="35" calcext:value-type="string">
            <text:p>35</text:p>
          </table:table-cell>
          <table:table-cell table:style-name="ce27" table:formula="of:=RANK([.U22];[.$U$4:.$U$23];0)" office:value-type="float" office:value="14" calcext:value-type="float">
            <text:p>14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29"/>
        </table:table-row>
        <table:table-row table:style-name="ro5">
          <table:table-cell table:style-name="ce27" office:value-type="float" office:value="0.158894206910724" calcext:value-type="float">
            <text:p>0,1588942069107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1000011" calcext:value-type="string">
            <text:p>01000011</text:p>
          </table:table-cell>
          <table:table-cell table:style-name="ce278" table:formula="of:=COM.MICROSOFT.CONCAT([.B23];[.C23];[.D23];[.E23];&quot; &quot;;[.F23];[.G23];[.H23];[.I23])" office:value-type="string" office:string-value="0100 0011" calcext:value-type="string">
            <text:p>0100 0011</text:p>
          </table:table-cell>
          <table:table-cell table:style-name="ce278" table:formula="of:=DEC2BIN([.M23]; )" office:value-type="string" office:string-value="1000011" calcext:value-type="string">
            <text:p>1000011</text:p>
          </table:table-cell>
          <table:table-cell table:style-name="ce38" table:formula="of:=DECIMAL([.J23];2)" office:value-type="float" office:value="67" calcext:value-type="float">
            <text:p>67</text:p>
          </table:table-cell>
          <table:table-cell table:style-name="ce27" table:formula="of:=RANK([.A23];[.$A$4:.$A$23];0)" office:value-type="float" office:value="19" calcext:value-type="float">
            <text:p>19</text:p>
          </table:table-cell>
          <table:table-cell table:style-name="ce207" office:value-type="float" office:value="20" calcext:value-type="float">
            <text:p>20</text:p>
          </table:table-cell>
          <table:table-cell table:style-name="ce27" office:value-type="float" office:value="0.678734272309952" calcext:value-type="float">
            <text:p>0,67873427230995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formula="of:=DEC2HEX([.Q23])" office:value-type="string" office:string-value="B1" calcext:value-type="string">
            <text:p>B1</text:p>
          </table:table-cell>
          <table:table-cell table:style-name="ce27" table:formula="of:=RANK([.P23];[.$P$4:.$P$23];0)" office:value-type="float" office:value="10" calcext:value-type="float">
            <text:p>10</text:p>
          </table:table-cell>
          <table:table-cell table:style-name="ce207" office:value-type="float" office:value="20" calcext:value-type="float">
            <text:p>20</text:p>
          </table:table-cell>
          <table:table-cell table:style-name="ce27" office:value-type="float" office:value="0.462574846215076" calcext:value-type="float">
            <text:p>0,46257484621507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3:.AC23])" office:value-type="string" office:string-value="01111001" calcext:value-type="string">
            <text:p>01111001</text:p>
          </table:table-cell>
          <table:table-cell table:style-name="ce278" table:formula="of:=COM.MICROSOFT.CONCAT([.V23];[.W23];[.X23];[.Y23];&quot; &quot;;[.Z23];[.AA23];[.AB23];[.AC23])" office:value-type="string" office:string-value="0111 1001" calcext:value-type="string">
            <text:p>0111 1001</text:p>
          </table:table-cell>
          <table:table-cell table:style-name="ce278" table:formula="of:=HEX2BIN([.AG23])" office:value-type="string" office:string-value="1111001" calcext:value-type="string">
            <text:p>1111001</text:p>
          </table:table-cell>
          <table:table-cell table:style-name="ce278" table:formula="of:=BIN2HEX([.AD23])" office:value-type="string" office:string-value="79" calcext:value-type="string">
            <text:p>79</text:p>
          </table:table-cell>
          <table:table-cell table:style-name="ce27" table:formula="of:=RANK([.U23];[.$U$4:.$U$23];0)" office:value-type="float" office:value="13" calcext:value-type="float">
            <text:p>13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2">
          <table:table-cell table:number-columns-repeated="64"/>
        </table:table-row>
        <table:table-row table:style-name="ro5" table:number-rows-repeated="2">
          <table:table-cell table:number-columns-repeated="16"/>
          <table:table-cell table:style-name="ce188"/>
          <table:table-cell table:number-columns-repeated="47"/>
        </table:table-row>
        <table:table-row table:style-name="ro5">
          <table:table-cell table:number-columns-repeated="16"/>
          <table:table-cell table:style-name="ce189"/>
          <table:table-cell table:number-columns-repeated="47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1048539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Données.AK3:Données.AP12">
            <calcext:condition calcext:apply-style-name="VRAI" calcext:value="=&quot;VRAI&quot;" calcext:base-cell-address="Données.AK3"/>
            <calcext:condition calcext:apply-style-name="FAUX" calcext:value="=&quot;FAUX&quot;" calcext:base-cell-address="Données.AK3"/>
          </calcext:conditional-format>
        </calcext:conditional-formats>
      </table:table>
      <table:table table:name="Synthèse" table:style-name="ta5" table:protected="true">
        <loext:table-protection loext:select-unprotected-cells="true"/>
        <office:forms form:automatic-focus="false" form:apply-design-mode="false"/>
        <table:table-column table:style-name="co38" table:default-cell-style-name="ce224"/>
        <table:table-column table:style-name="co39" table:default-cell-style-name="ce224"/>
        <table:table-column table:style-name="co40" table:default-cell-style-name="ce224"/>
        <table:table-column table:style-name="co41" table:default-cell-style-name="ce224"/>
        <table:table-column table:style-name="co42" table:default-cell-style-name="ce224"/>
        <table:table-column table:style-name="co43" table:default-cell-style-name="ce224"/>
        <table:table-column table:style-name="co1" table:default-cell-style-name="ce224"/>
        <table:table-column table:style-name="co44" table:number-columns-repeated="2" table:default-cell-style-name="ce224"/>
        <table:table-column table:style-name="co1" table:number-columns-repeated="55" table:default-cell-style-name="ce224"/>
        <table:table-row table:style-name="ro8">
          <table:table-cell table:style-name="ce279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287"/>
          <table:table-cell table:style-name="ce229" table:formula="of:=IF([.$G$1];&quot;Notes&quot;;&quot;&quot;)" office:value-type="string" office:string-value="Notes" calcext:value-type="string">
            <text:p>Notes</text:p>
          </table:table-cell>
          <table:table-cell table:style-name="ce229" table:formula="of:=IF([.$G$1];&quot;Faît&quot;;&quot;&quot;)" office:value-type="string" office:string-value="Faît" calcext:value-type="string">
            <text:p>Faît</text:p>
          </table:table-cell>
          <table:table-cell table:style-name="ce229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297"/>
          <table:table-cell table:style-name="ce299" table:formula="of:=IF([.A14]=[.B100];1;0)" office:value-type="float" office:value="1" calcext:value-type="float">
            <text:p>1</text:p>
          </table:table-cell>
          <table:table-cell table:style-name="ce24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287"/>
          <table:table-cell table:number-columns-repeated="55"/>
        </table:table-row>
        <table:table-row table:style-name="ro8">
          <table:table-cell table:style-name="ce280" table:formula="of:=IF([.$G$1];&quot;1&quot;;&quot;&quot;)" office:value-type="string" office:string-value="1" calcext:value-type="string">
            <text:p>1</text:p>
          </table:table-cell>
          <table:table-cell table:style-name="ce280" table:formula="of:=IF([.$G$1];&quot;Bin &lt;=&gt; Dec&quot;;&quot;&quot;)" office:value-type="string" office:string-value="Bin &lt;=&gt; Dec" calcext:value-type="string">
            <text:p>Bin &lt;=&gt; Dec</text:p>
          </table:table-cell>
          <table:table-cell table:style-name="ce289" table:formula="of:=IF([.$G$1];[$Données.AK15];&quot;&quot;)" office:value-type="float" office:value="0" calcext:value-type="float">
            <text:p>0,00</text:p>
          </table:table-cell>
          <table:table-cell table:style-name="ce289" table:formula="of:=IF([.$G$1];IF(COUNTA([$'Bin &lt;=&gt; Dec'.$C$4:$'Bin &lt;=&gt; Dec'.$C$13];[$'Bin &lt;=&gt; Dec'.$H$4:$'Bin &lt;=&gt; Dec'.$H$13])&lt;&gt;0;&quot;Oui&quot;;&quot;Non&quot;);&quot;&quot;)" office:value-type="string" office:string-value="Non" calcext:value-type="string">
            <text:p>Non</text:p>
          </table:table-cell>
          <table:table-cell table:style-name="ce295" table:formula="of:=IF([.$G$1];IF(COUNTA([$'Bin &lt;=&gt; Dec'.$C$4:$'Bin &lt;=&gt; Dec'.$C$13];[$'Bin &lt;=&gt; Dec'.$H$4:$'Bin &lt;=&gt; Dec'.$H$13])&lt;&gt;0;1;0);&quot;&quot;)" office:value-type="float" office:value="0" calcext:value-type="float">
            <text:p>0</text:p>
          </table:table-cell>
          <table:table-cell table:style-name="ce297"/>
          <table:table-cell table:style-name="ce268"/>
          <table:covered-table-cell table:style-name="ce229"/>
          <table:covered-table-cell table:style-name="ce295"/>
          <table:table-cell table:number-columns-repeated="55"/>
        </table:table-row>
        <table:table-row table:style-name="ro8">
          <table:table-cell table:style-name="ce281" table:formula="of:=IF([.$G$1];&quot;2&quot;;&quot;&quot;)" office:value-type="string" office:string-value="2" calcext:value-type="string">
            <text:p>2</text:p>
          </table:table-cell>
          <table:table-cell table:style-name="ce281" table:formula="of:=IF([.$G$1];&quot;Hexa &lt;=&gt; Dec&quot;;&quot;&quot;)" office:value-type="string" office:string-value="Hexa &lt;=&gt; Dec" calcext:value-type="string">
            <text:p>Hexa &lt;=&gt; Dec</text:p>
          </table:table-cell>
          <table:table-cell table:style-name="ce290" table:formula="of:=IF([.$G$1];[$Données.AM15];&quot;&quot;)" office:value-type="float" office:value="0" calcext:value-type="float">
            <text:p>0,00</text:p>
          </table:table-cell>
          <table:table-cell table:style-name="ce294" table:formula="of:=IF([.$G$1];IF(COUNTA([$'Hexa &lt;=&gt; Dec'.$C$4:$'Hexa &lt;=&gt; Dec'.$C$13];[$'Hexa &lt;=&gt; Dec'.$H$4:$'Hexa &lt;=&gt; Dec'.$H$13])&lt;&gt;0;&quot;Oui&quot;;&quot;Non&quot;);&quot;&quot;)" office:value-type="string" office:string-value="Non" calcext:value-type="string">
            <text:p>Non</text:p>
          </table:table-cell>
          <table:table-cell table:style-name="ce294" table:formula="of:=IF([.$G$1];IF(COUNTA([$'Hexa &lt;=&gt; Dec'.$C$4:$'Hexa &lt;=&gt; Dec'.$C$13];[$'Hexa &lt;=&gt; Dec'.$H$4:$'Hexa &lt;=&gt; Dec'.$H$13])&lt;&gt;0;1;0);&quot;&quot;)" office:value-type="float" office:value="0" calcext:value-type="float">
            <text:p>0</text:p>
          </table:table-cell>
          <table:table-cell table:number-columns-repeated="2"/>
          <table:table-cell table:style-name="ce301" table:formula="of:=IF([.$G$1];IF(SUM([.E2:.E4])=0;0;ROUND(2*SUMPRODUCT([.C2:.C4];[.E2:.E4])/SUM([.E2:.E4]);0)/2);&quot;&quot;)" office:value-type="float" office:value="0" calcext:value-type="float" table:number-columns-spanned="1" table:number-rows-spanned="2">
            <text:p>0</text:p>
          </table:table-cell>
          <table:table-cell table:style-name="ce24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8">
          <table:table-cell table:style-name="ce280" table:formula="of:=IF([.$G$1];&quot;3&quot;;&quot;&quot;)" office:value-type="string" office:string-value="3" calcext:value-type="string">
            <text:p>3</text:p>
          </table:table-cell>
          <table:table-cell table:style-name="ce280" table:formula="of:=IF([.$G$1];&quot;Bin &lt;=&gt; Hexa&quot;;&quot;&quot;)" office:value-type="string" office:string-value="Bin &lt;=&gt; Hexa" calcext:value-type="string">
            <text:p>Bin &lt;=&gt; Hexa</text:p>
          </table:table-cell>
          <table:table-cell table:style-name="ce289" table:formula="of:=IF([.$G$1];[$Données.AO15];&quot;&quot;)" office:value-type="float" office:value="0" calcext:value-type="float">
            <text:p>0,00</text:p>
          </table:table-cell>
          <table:table-cell table:style-name="ce295" table:formula="of:=IF([.$G$1];IF(COUNTA([$'Bin &lt;=&gt; Hexa'.$C$4:$'Bin &lt;=&gt; Hexa'.$C$13];[$'Bin &lt;=&gt; Hexa'.$H$4:$'Bin &lt;=&gt; Hexa'.$H$13])&lt;&gt;0;&quot;Oui&quot;;&quot;Non&quot;);&quot;&quot;)" office:value-type="string" office:string-value="Non" calcext:value-type="string">
            <text:p>Non</text:p>
          </table:table-cell>
          <table:table-cell table:style-name="ce295" table:formula="of:=IF([.$G$1];IF(COUNTA([$'Bin &lt;=&gt; Hexa'.$C$4:$'Bin &lt;=&gt; Hexa'.$C$13];[$'Bin &lt;=&gt; Hexa'.$H$4:$'Bin &lt;=&gt; Hexa'.$H$13])&lt;&gt;0;1;0);&quot;&quot;)" office:value-type="float" office:value="0" calcext:value-type="float">
            <text:p>0</text:p>
          </table:table-cell>
          <table:table-cell table:style-name="ce298"/>
          <table:table-cell/>
          <table:covered-table-cell table:style-name="ce302"/>
          <table:covered-table-cell table:style-name="ce303"/>
          <table:table-cell table:number-columns-repeated="55"/>
        </table:table-row>
        <table:table-row table:style-name="ro8">
          <table:table-cell table:style-name="ce283" table:number-columns-repeated="2"/>
          <table:table-cell table:style-name="ce291"/>
          <table:table-cell table:style-name="ce296" table:number-columns-repeated="2"/>
          <table:table-cell table:style-name="ce298"/>
          <table:table-cell table:number-columns-repeated="2"/>
          <table:table-cell table:style-name="ce304"/>
          <table:table-cell table:number-columns-repeated="55"/>
        </table:table-row>
        <table:table-row table:style-name="ro8">
          <table:table-cell table:style-name="ce283" table:number-columns-repeated="2"/>
          <table:table-cell table:style-name="ce291" table:number-columns-repeated="2"/>
          <table:table-cell table:style-name="ce296"/>
          <table:table-cell table:style-name="ce298"/>
          <table:table-cell table:number-columns-repeated="2"/>
          <table:table-cell table:style-name="ce304"/>
          <table:table-cell table:number-columns-repeated="55"/>
        </table:table-row>
        <table:table-row table:style-name="ro8" table:number-rows-repeated="2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style-name="ce298"/>
          <table:table-cell table:number-columns-repeated="58"/>
        </table:table-row>
        <table:table-row table:style-name="ro8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style-name="ce297"/>
          <table:table-cell table:number-columns-repeated="58"/>
        </table:table-row>
        <table:table-row table:style-name="ro8">
          <table:table-cell table:style-name="ce283" table:number-columns-repeated="2"/>
          <table:table-cell table:style-name="ce292"/>
          <table:table-cell table:style-name="ce296"/>
          <table:table-cell table:style-name="ce283"/>
          <table:table-cell table:style-name="ce297"/>
          <table:table-cell table:number-columns-repeated="58"/>
        </table:table-row>
        <table:table-row table:style-name="ro8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number-columns-repeated="59"/>
        </table:table-row>
        <table:table-row table:style-name="ro8">
          <table:table-cell table:style-name="ce283" table:number-columns-repeated="2"/>
          <table:table-cell table:style-name="ce291"/>
          <table:table-cell table:style-name="ce296" table:number-columns-repeated="2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style-name="ce285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9">
          <table:covered-table-cell table:number-columns-repeated="5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number-columns-repeated="2"/>
          <table:table-cell table:style-name="ce293"/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9">
          <table:table-cell table:style-name="ce268" table:number-columns-repeated="2"/>
          <table:table-cell table:number-columns-repeated="62"/>
        </table:table-row>
        <table:table-row table:style-name="ro9" table:number-rows-repeated="80">
          <table:table-cell table:number-columns-repeated="64"/>
        </table:table-row>
        <table:table-row table:style-name="ro9">
          <table:table-cell table:style-name="ce286" office:value-type="string" calcext:value-type="string">
            <text:p>MDP :</text:p>
          </table:table-cell>
          <table:table-cell table:style-name="ce286" office:value-type="string" calcext:value-type="string">
            <text:p>KELLER Stéphane</text:p>
          </table:table-cell>
          <table:table-cell table:number-columns-repeated="62"/>
        </table:table-row>
        <table:table-row table:style-name="ro9" table:number-rows-repeated="10484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number-style style:name="N125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26">
      <number:number number:decimal-places="9" number:min-decimal-places="0" number:min-integer-digits="1" number:decimal-replacement="" number:grouping="true"/>
    </number:number-style>
    <number:number-style style:name="N127">
      <number:number number:decimal-places="2" number:min-decimal-places="0" number:min-integer-digits="0" number:decimal-replacement="" number:grouping="true"/>
    </number:number-style>
    <number:number-style style:name="N128">
      <number:number number:decimal-places="2" number:min-decimal-places="0" number:min-integer-digits="1" number:decimal-replacement="" number:grouping="true"/>
    </number:number-style>
    <number:number-style style:name="N129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0">
      <number:number number:decimal-places="3" number:min-decimal-places="0" number:min-integer-digits="0" number:decimal-replacement="" number:grouping="true"/>
    </number:number-style>
    <number:number-style style:name="N131">
      <number:number number:decimal-places="3" number:min-decimal-places="0" number:min-integer-digits="1" number:decimal-replacement=""/>
    </number:number-style>
    <number:number-style style:name="N132">
      <number:number number:decimal-places="3" number:min-decimal-places="0" number:min-integer-digits="1" number:decimal-replacement="" number:grouping="true"/>
    </number:number-style>
    <number:number-style style:name="N133">
      <number:number number:decimal-places="9" number:min-decimal-places="0" number:min-integer-digits="4" number:decimal-replacement="" number:grouping="true"/>
    </number:number-style>
    <number:number-style style:name="N134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5">
      <number:number number:decimal-places="12" number:min-decimal-places="0" number:min-integer-digits="1" number:decimal-replacement=""/>
    </number:number-style>
    <number:number-style style:name="N136">
      <number:number number:decimal-places="12" number:min-decimal-places="12" number:min-integer-digits="1" number:grouping="true"/>
    </number:number-style>
    <number:currency-style style:name="N138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number:min-decimal-places="0" number:min-integer-digits="0"/>
    </number:number-style>
    <number:number-style style:name="N152">
      <number:number number:decimal-places="1" number:min-decimal-places="1" number:min-integer-digits="0"/>
    </number:number-style>
    <number:number-style style:name="N153">
      <number:number number:decimal-places="1" number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number:max-denominator-value="9"/>
    </number:number-style>
    <number:number-style style:name="N155">
      <number:number number:decimal-places="6" number:min-decimal-places="0" number:min-integer-digits="1" number:decimal-replacement="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3" number:min-decimal-places="13" number:min-integer-digits="1"/>
    </number:number-style>
    <number:number-style style:name="N158">
      <number:number number:decimal-places="12" number:min-decimal-places="12" number:min-integer-digits="1"/>
    </number:number-style>
    <number:number-style style:name="N159">
      <number:number number:decimal-places="11" number:min-decimal-places="11" number:min-integer-digits="1"/>
    </number:number-style>
    <number:number-style style:name="N160">
      <number:number number:decimal-places="0" number:min-decimal-places="0" number:min-integer-digits="2"/>
    </number:number-style>
    <number:number-style style:name="N161">
      <number:fraction number:min-numerator-digits="2" loext:max-numerator-digits="2" number:min-denominator-digits="2" number:max-denominator-value="99"/>
    </number:number-style>
    <number:percentage-style style:name="N162">
      <number:number number:decimal-places="0" number:min-decimal-places="0" number:min-integer-digits="1"/>
      <number:text>%</number:text>
    </number:percentage-style>
    <number:number-style style:name="N163">
      <number:number number:decimal-places="1" number:min-decimal-places="1" number:min-integer-digits="1" number:grouping="true"/>
    </number:number-style>
    <number:number-style style:name="N164">
      <number:number number:decimal-places="3" number:min-decimal-places="3" number:min-integer-digits="1" number:grouping="true"/>
    </number:number-style>
    <number:number-style style:name="N165">
      <number:number number:decimal-places="4" number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number number:decimal-places="0" number:min-decimal-places="0" number:min-integer-digits="0" number:grouping="true"/>
    </number:number-style>
    <number:number-style style:name="N186">
      <number:number number:decimal-places="0" number:min-decimal-places="0" number:min-integer-digits="8">
        <number:embedded-text number:position="4"> </number:embedded-text>
      </number:number>
    </number:number-style>
    <number:number-style style:name="N187">
      <number:fraction number:min-integer-digits="0" number:min-numerator-digits="2" loext:max-numerator-digits="2" number:min-denominator-digits="2" number:max-denominator-value="99"/>
    </number:number-style>
    <number:number-style style:name="N188">
      <number:fraction number:min-numerator-digits="3" loext:max-numerator-digits="3" number:min-denominator-digits="3" number:max-denominator-value="999"/>
    </number:number-style>
    <number:number-style style:name="N189">
      <number:fraction number:min-numerator-digits="1" loext:max-numerator-digits="4" number:min-denominator-digits="5" number:max-denominator-value="99999"/>
    </number:number-style>
    <number:number-style style:name="N190">
      <number:fraction number:min-numerator-digits="1" loext:max-numerator-digits="5" number:min-denominator-digits="5" number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02:20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0-12-09T11:02:39.027000000</dc:date>
    <meta:editing-duration>P1DT22H42M38S</meta:editing-duration>
    <meta:editing-cycles>532</meta:editing-cycles>
    <meta:generator>LibreOffice/7.0.3.1$Windows_X86_64 LibreOffice_project/d7547858d014d4cf69878db179d326fc3483e082</meta:generator>
    <meta:document-statistic meta:table-count="6" meta:cell-count="1147" meta:object-count="17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purge nombres saisis Bin &lt;=&gt; Dec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Hexa &lt;=&gt; Dec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Bin &lt;=&gt; Hexa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Dec
Sub RAZ_Bin_Dec()
	Dim Feuille as Object, Plage1 as Object, Plage2 as Object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Hexa &lt;=&gt; Dec
Sub RAZ_Hexa_Dec()
	Dim Feuille as Object, Plage1 as Object, Plage2 as Object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Hexa
Sub RAZ_Bin_Hexa()
	Dim Feuille as Object, Plage1 as Object, Plage2 as Object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génération nombres aléatoires tous niveaux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ligne = 4 to 23
		Feuille.GetCellRangeByName("A" &amp; ligne).value = RND()
		Feuille.GetCellRangeByName("P" &amp; ligne).value = RND()
		Feuille.GetCellRangeByName("U" &amp; ligne).value = RND()
	Next ligne
	For colonne = 1 To 8
		For ligne = 3 To 22
				Feuille.GetCellByPosition(colonne,ligne).value = SK_Alea(0,1)
		Next ligne
	Next colonne
	For ligne = 3 To 22
		Feuille.GetCellRangeByName("Q" &amp; ligne).value  = SK_Alea(0,255)
	Next ligne
	For colonne = 21 To 28
		For ligne = 3 To 22
				Feuille.GetCellByPosition(colonne,ligne).value = SK_Alea(0,1)
		Next ligne
	Next colonne
	Feuille.GetCellRangeByName("Q23").value = SK_Alea(0,255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